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Height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number-columns-repeated="2"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3" calcext:value-type="float">
            <text:p>63</text:p>
          </table:table-cell>
          <table:table-cell table:style-name="ce18" table:formula="of:=[.O18]-[.P18]" office:value-type="float" office:value="5" calcext:value-type="float">
            <text:p>5</text:p>
          </table:table-cell>
          <table:table-cell table:style-name="ce18" table:formula="of:=[.O18]+[.P18]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52" calcext:value-type="float">
            <text:p>52</text:p>
          </table:table-cell>
          <table:table-cell table:style-name="ce18" table:formula="of:=[.O19]-[.P19]" office:value-type="float" office:value="16" calcext:value-type="float">
            <text:p>16</text:p>
          </table:table-cell>
          <table:table-cell table:style-name="ce18" table:formula="of:=[.O19]+[.P19]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1" calcext:value-type="float">
            <text:p>31</text:p>
          </table:table-cell>
          <table:table-cell table:style-name="ce18" table:formula="of:=[.O20]-[.P20]" office:value-type="float" office:value="5" calcext:value-type="float">
            <text:p>5</text:p>
          </table:table-cell>
          <table:table-cell table:style-name="ce18" table:formula="of:=[.O20]+[.P20]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21]-[.P21]" office:value-type="float" office:value="5" calcext:value-type="float">
            <text:p>5</text:p>
          </table:table-cell>
          <table:table-cell table:style-name="ce18" table:formula="of:=[.O21]+[.P21]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[.O22]-[.P22]" office:value-type="float" office:value="54" calcext:value-type="float">
            <text:p>54</text:p>
          </table:table-cell>
          <table:table-cell table:style-name="ce18" table:formula="of:=[.O22]+[.P22]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23]-[.P23]" office:value-type="float" office:value="5" calcext:value-type="float">
            <text:p>5</text:p>
          </table:table-cell>
          <table:table-cell table:style-name="ce18" table:formula="of:=[.O23]+[.P23]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24]-[.P24]" office:value-type="float" office:value="5" calcext:value-type="float">
            <text:p>5</text:p>
          </table:table-cell>
          <table:table-cell table:style-name="ce18" table:formula="of:=[.O24]+[.P24]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25]-[.P25]" office:value-type="float" office:value="5" calcext:value-type="float">
            <text:p>5</text:p>
          </table:table-cell>
          <table:table-cell table:style-name="ce18" table:formula="of:=[.O25]+[.P25]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26]-[.P26]" office:value-type="float" office:value="6" calcext:value-type="float">
            <text:p>6</text:p>
          </table:table-cell>
          <table:table-cell table:style-name="ce18" table:formula="of:=[.O26]+[.P26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6" calcext:value-type="float">
            <text:p>26</text:p>
          </table:table-cell>
          <table:table-cell table:style-name="ce18" table:formula="of:=[.O28]-[.P28]" office:value-type="float" office:value="17" calcext:value-type="float">
            <text:p>17</text:p>
          </table:table-cell>
          <table:table-cell table:style-name="ce18" table:formula="of:=[.O28]+[.P28]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[.O30]-[.P30]" office:value-type="float" office:value="5" calcext:value-type="float">
            <text:p>5</text:p>
          </table:table-cell>
          <table:table-cell table:style-name="ce18" table:formula="of:=[.O30]+[.P30]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" calcext:value-type="float">
            <text:p>20</text:p>
          </table:table-cell>
          <table:table-cell table:style-name="ce18" table:formula="of:=[.O31]-[.P31]" office:value-type="float" office:value="20" calcext:value-type="float">
            <text:p>20</text:p>
          </table:table-cell>
          <table:table-cell table:style-name="ce18" table:formula="of:=[.O31]+[.P31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08" calcext:value-type="float">
            <text:p>108</text:p>
          </table:table-cell>
          <table:table-cell table:style-name="ce18" table:formula="of:=[.O32]-[.P32]" office:value-type="float" office:value="-88" calcext:value-type="float">
            <text:p>-88</text:p>
          </table:table-cell>
          <table:table-cell table:style-name="ce18" table:formula="of:=[.O32]+[.P3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34]-[.P34]" office:value-type="float" office:value="6" calcext:value-type="float">
            <text:p>6</text:p>
          </table:table-cell>
          <table:table-cell table:style-name="ce18" table:formula="of:=[.O34]+[.P34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35]-[.P35]" office:value-type="float" office:value="6" calcext:value-type="float">
            <text:p>6</text:p>
          </table:table-cell>
          <table:table-cell table:style-name="ce18" table:formula="of:=[.O35]+[.P35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36]-[.P36]" office:value-type="float" office:value="6" calcext:value-type="float">
            <text:p>6</text:p>
          </table:table-cell>
          <table:table-cell table:style-name="ce18" table:formula="of:=[.O36]+[.P36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37]-[.P37]" office:value-type="float" office:value="6" calcext:value-type="float">
            <text:p>6</text:p>
          </table:table-cell>
          <table:table-cell table:style-name="ce18" table:formula="of:=[.O37]+[.P37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38]-[.P38]" office:value-type="float" office:value="6" calcext:value-type="float">
            <text:p>6</text:p>
          </table:table-cell>
          <table:table-cell table:style-name="ce18" table:formula="of:=[.O38]+[.P38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39]-[.P39]" office:value-type="float" office:value="6" calcext:value-type="float">
            <text:p>6</text:p>
          </table:table-cell>
          <table:table-cell table:style-name="ce18" table:formula="of:=[.O39]+[.P39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40]-[.P40]" office:value-type="float" office:value="6" calcext:value-type="float">
            <text:p>6</text:p>
          </table:table-cell>
          <table:table-cell table:style-name="ce18" table:formula="of:=[.O40]+[.P40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41]-[.P41]" office:value-type="float" office:value="6" calcext:value-type="float">
            <text:p>6</text:p>
          </table:table-cell>
          <table:table-cell table:style-name="ce18" table:formula="of:=[.O41]+[.P41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43]-[.P43]" office:value-type="float" office:value="6" calcext:value-type="float">
            <text:p>6</text:p>
          </table:table-cell>
          <table:table-cell table:style-name="ce18" table:formula="of:=[.O43]+[.P4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44]-[.P44]" office:value-type="float" office:value="6" calcext:value-type="float">
            <text:p>6</text:p>
          </table:table-cell>
          <table:table-cell table:style-name="ce18" table:formula="of:=[.O44]+[.P44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45]-[.P45]" office:value-type="float" office:value="6" calcext:value-type="float">
            <text:p>6</text:p>
          </table:table-cell>
          <table:table-cell table:style-name="ce18" table:formula="of:=[.O45]+[.P4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46]-[.P46]" office:value-type="float" office:value="6" calcext:value-type="float">
            <text:p>6</text:p>
          </table:table-cell>
          <table:table-cell table:style-name="ce18" table:formula="of:=[.O46]+[.P46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47]-[.P47]" office:value-type="float" office:value="6" calcext:value-type="float">
            <text:p>6</text:p>
          </table:table-cell>
          <table:table-cell table:style-name="ce18" table:formula="of:=[.O47]+[.P47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O49]-[.P49]" office:value-type="float" office:value="32" calcext:value-type="float">
            <text:p>32</text:p>
          </table:table-cell>
          <table:table-cell table:style-name="ce18" table:formula="of:=[.O49]+[.P49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[.O50]-[.P50]" office:value-type="float" office:value="48" calcext:value-type="float">
            <text:p>48</text:p>
          </table:table-cell>
          <table:table-cell table:style-name="ce18" table:formula="of:=[.O50]+[.P50]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51]-[.P51]" office:value-type="float" office:value="6" calcext:value-type="float">
            <text:p>6</text:p>
          </table:table-cell>
          <table:table-cell table:style-name="ce18" table:formula="of:=[.O51]+[.P51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O52]-[.P52]" office:value-type="float" office:value="16" calcext:value-type="float">
            <text:p>16</text:p>
          </table:table-cell>
          <table:table-cell table:style-name="ce18" table:formula="of:=[.O52]+[.P52]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34" calcext:value-type="float">
            <text:p>34</text:p>
          </table:table-cell>
          <table:table-cell table:style-name="ce18" table:formula="of:=[.O53]-[.P53]" office:value-type="float" office:value="60" calcext:value-type="float">
            <text:p>60</text:p>
          </table:table-cell>
          <table:table-cell table:style-name="ce18" table:formula="of:=[.O53]+[.P5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54]-[.P54]" office:value-type="float" office:value="6" calcext:value-type="float">
            <text:p>6</text:p>
          </table:table-cell>
          <table:table-cell table:style-name="ce18" table:formula="of:=[.O54]+[.P54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7" calcext:value-type="float">
            <text:p>47</text:p>
          </table:table-cell>
          <table:table-cell table:style-name="ce18" table:formula="of:=[.O56]-[.P56]" office:value-type="float" office:value="6" calcext:value-type="float">
            <text:p>6</text:p>
          </table:table-cell>
          <table:table-cell table:style-name="ce18" table:formula="of:=[.O56]+[.P56]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.5" calcext:value-type="float">
            <text:p>12.5</text:p>
          </table:table-cell>
          <table:table-cell table:style-name="ce18" table:formula="of:=[.O57]-[.P57]" office:value-type="float" office:value="5.5" calcext:value-type="float">
            <text:p>5.5</text:p>
          </table:table-cell>
          <table:table-cell table:style-name="ce18" table:formula="of:=[.O57]+[.P57]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[.O59]-[.P59]" office:value-type="float" office:value="15" calcext:value-type="float">
            <text:p>15</text:p>
          </table:table-cell>
          <table:table-cell table:style-name="ce18" table:formula="of:=[.O59]+[.P59]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formula="of:=[.O60]-[.P60]" office:value-type="float" office:value="1" calcext:value-type="float">
            <text:p>1</text:p>
          </table:table-cell>
          <table:table-cell table:style-name="ce18" table:formula="of:=[.O60]+[.P60]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office:value-type="float" office:value="42.5" calcext:value-type="float">
            <text:p>42.5</text:p>
          </table:table-cell>
          <table:table-cell table:style-name="ce17" office:value-type="float" office:value="37.5" calcext:value-type="float">
            <text:p>37.5</text:p>
          </table:table-cell>
          <table:table-cell table:style-name="ce18" table:formula="of:=[.O62]-[.P62]" office:value-type="float" office:value="5" calcext:value-type="float">
            <text:p>5</text:p>
          </table:table-cell>
          <table:table-cell table:style-name="ce18" table:formula="of:=[.O62]+[.P62]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5" calcext:value-type="float">
            <text:p>35</text:p>
          </table:table-cell>
          <table:table-cell table:style-name="ce18" table:formula="of:=[.O63]-[.P63]" office:value-type="float" office:value="5" calcext:value-type="float">
            <text:p>5</text:p>
          </table:table-cell>
          <table:table-cell table:style-name="ce18" table:formula="of:=[.O63]+[.P63]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4" calcext:value-type="float">
            <text:p>64</text:p>
          </table:table-cell>
          <table:table-cell table:style-name="ce18" table:formula="of:=[.O65]-[.P65]" office:value-type="float" office:value="56" calcext:value-type="float">
            <text:p>56</text:p>
          </table:table-cell>
          <table:table-cell table:style-name="ce18" table:formula="of:=[.O65]+[.P65]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74" calcext:value-type="float">
            <text:p>74</text:p>
          </table:table-cell>
          <table:table-cell table:style-name="ce18" table:formula="of:=[.O66]-[.P66]" office:value-type="float" office:value="32" calcext:value-type="float">
            <text:p>32</text:p>
          </table:table-cell>
          <table:table-cell table:style-name="ce18" table:formula="of:=[.O66]+[.P66]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82" calcext:value-type="float">
            <text:p>82</text:p>
          </table:table-cell>
          <table:table-cell table:style-name="ce18" table:formula="of:=[.O67]-[.P67]" office:value-type="float" office:value="16" calcext:value-type="float">
            <text:p>16</text:p>
          </table:table-cell>
          <table:table-cell table:style-name="ce18" table:formula="of:=[.O67]+[.P67]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5" calcext:value-type="float">
            <text:p>35</text:p>
          </table:table-cell>
          <table:table-cell table:style-name="ce18" table:formula="of:=[.O69]-[.P69]" office:value-type="float" office:value="5" calcext:value-type="float">
            <text:p>5</text:p>
          </table:table-cell>
          <table:table-cell table:style-name="ce18" table:formula="of:=[.O69]+[.P69]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7" calcext:value-type="float">
            <text:p>27</text:p>
          </table:table-cell>
          <table:table-cell table:style-name="ce18" table:formula="of:=[.O70]-[.P70]" office:value-type="float" office:value="6" calcext:value-type="float">
            <text:p>6</text:p>
          </table:table-cell>
          <table:table-cell table:style-name="ce18" table:formula="of:=[.O70]+[.P70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table:style-name="ce18" table:formula="of:=[.O71]-[.P71]" office:value-type="float" office:value="5" calcext:value-type="float">
            <text:p>5</text:p>
          </table:table-cell>
          <table:table-cell table:style-name="ce18" table:formula="of:=[.O71]+[.P71]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[.O72]-[.P72]" office:value-type="float" office:value="5" calcext:value-type="float">
            <text:p>5</text:p>
          </table:table-cell>
          <table:table-cell table:style-name="ce18" table:formula="of:=[.O72]+[.P72]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8" calcext:value-type="float">
            <text:p>8</text:p>
          </table:table-cell>
          <table:table-cell table:style-name="ce18" table:formula="of:=[.O74]-[.P74]" office:value-type="float" office:value="48" calcext:value-type="float">
            <text:p>48</text:p>
          </table:table-cell>
          <table:table-cell table:style-name="ce18" table:formula="of:=[.O74]+[.P74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[.O75]-[.P75]" office:value-type="float" office:value="48" calcext:value-type="float">
            <text:p>48</text:p>
          </table:table-cell>
          <table:table-cell table:style-name="ce18" table:formula="of:=[.O75]+[.P7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[.O76]-[.P76]" office:value-type="float" office:value="48" calcext:value-type="float">
            <text:p>48</text:p>
          </table:table-cell>
          <table:table-cell table:style-name="ce18" table:formula="of:=[.O76]+[.P76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77]-[.P77]" office:value-type="float" office:value="6" calcext:value-type="float">
            <text:p>6</text:p>
          </table:table-cell>
          <table:table-cell table:style-name="ce18" table:formula="of:=[.O77]+[.P77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78]-[.P78]" office:value-type="float" office:value="32" calcext:value-type="float">
            <text:p>32</text:p>
          </table:table-cell>
          <table:table-cell table:style-name="ce18" table:formula="of:=[.O78]+[.P78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" calcext:value-type="float">
            <text:p>8</text:p>
          </table:table-cell>
          <table:table-cell table:style-name="ce18" table:formula="of:=[.O79]-[.P79]" office:value-type="float" office:value="32" calcext:value-type="float">
            <text:p>32</text:p>
          </table:table-cell>
          <table:table-cell table:style-name="ce18" table:formula="of:=[.O79]+[.P79]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8" calcext:value-type="float">
            <text:p>8</text:p>
          </table:table-cell>
          <table:table-cell table:style-name="ce18" table:formula="of:=[.O80]-[.P80]" office:value-type="float" office:value="16" calcext:value-type="float">
            <text:p>16</text:p>
          </table:table-cell>
          <table:table-cell table:style-name="ce18" table:formula="of:=[.O80]+[.P80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8" table:formula="of:=[.O81]-[.P81]" office:value-type="float" office:value="6" calcext:value-type="float">
            <text:p>6</text:p>
          </table:table-cell>
          <table:table-cell table:style-name="ce18" table:formula="of:=[.O81]+[.P81]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8" calcext:value-type="float">
            <text:p>8</text:p>
          </table:table-cell>
          <table:table-cell table:style-name="ce18" table:formula="of:=[.O82]-[.P82]" office:value-type="float" office:value="16" calcext:value-type="float">
            <text:p>16</text:p>
          </table:table-cell>
          <table:table-cell table:style-name="ce18" table:formula="of:=[.O82]+[.P82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83]-[.P83]" office:value-type="float" office:value="6" calcext:value-type="float">
            <text:p>6</text:p>
          </table:table-cell>
          <table:table-cell table:style-name="ce18" table:formula="of:=[.O83]+[.P83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O84]-[.P84]" office:value-type="float" office:value="16" calcext:value-type="float">
            <text:p>16</text:p>
          </table:table-cell>
          <table:table-cell table:style-name="ce18" table:formula="of:=[.O84]+[.P84]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40" calcext:value-type="float">
            <text:p>40</text:p>
          </table:table-cell>
          <table:table-cell table:style-name="ce18" table:formula="of:=[.O85]-[.P85]" office:value-type="float" office:value="48" calcext:value-type="float">
            <text:p>48</text:p>
          </table:table-cell>
          <table:table-cell table:style-name="ce18" table:formula="of:=[.O85]+[.P8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8" table:formula="of:=[.O86]-[.P86]" office:value-type="float" office:value="6" calcext:value-type="float">
            <text:p>6</text:p>
          </table:table-cell>
          <table:table-cell table:style-name="ce18" table:formula="of:=[.O86]+[.P86]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9" calcext:value-type="float">
            <text:p>29</text:p>
          </table:table-cell>
          <table:table-cell table:style-name="ce18" table:formula="of:=[.O87]-[.P87]" office:value-type="float" office:value="6" calcext:value-type="float">
            <text:p>6</text:p>
          </table:table-cell>
          <table:table-cell table:style-name="ce18" table:formula="of:=[.O87]+[.P87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4" calcext:value-type="float">
            <text:p>24</text:p>
          </table:table-cell>
          <table:table-cell table:style-name="ce18" table:formula="of:=[.O88]-[.P88]" office:value-type="float" office:value="16" calcext:value-type="float">
            <text:p>16</text:p>
          </table:table-cell>
          <table:table-cell table:style-name="ce18" table:formula="of:=[.O88]+[.P88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O89]-[.P89]" office:value-type="float" office:value="16" calcext:value-type="float">
            <text:p>16</text:p>
          </table:table-cell>
          <table:table-cell table:style-name="ce18" table:formula="of:=[.O89]+[.P89]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9" calcext:value-type="float">
            <text:p>29</text:p>
          </table:table-cell>
          <table:table-cell table:style-name="ce18" table:formula="of:=[.O90]-[.P90]" office:value-type="float" office:value="6" calcext:value-type="float">
            <text:p>6</text:p>
          </table:table-cell>
          <table:table-cell table:style-name="ce18" table:formula="of:=[.O90]+[.P90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92]-[.P92]" office:value-type="float" office:value="6" calcext:value-type="float">
            <text:p>6</text:p>
          </table:table-cell>
          <table:table-cell table:style-name="ce18" table:formula="of:=[.O92]+[.P9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7" calcext:value-type="float">
            <text:p>27</text:p>
          </table:table-cell>
          <table:table-cell table:style-name="ce18" table:formula="of:=[.O94]-[.P94]" office:value-type="float" office:value="6" calcext:value-type="float">
            <text:p>6</text:p>
          </table:table-cell>
          <table:table-cell table:style-name="ce18" table:formula="of:=[.O94]+[.P94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7" calcext:value-type="float">
            <text:p>27</text:p>
          </table:table-cell>
          <table:table-cell table:style-name="ce18" table:formula="of:=[.O95]-[.P95]" office:value-type="float" office:value="6" calcext:value-type="float">
            <text:p>6</text:p>
          </table:table-cell>
          <table:table-cell table:style-name="ce18" table:formula="of:=[.O95]+[.P95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7" calcext:value-type="float">
            <text:p>27</text:p>
          </table:table-cell>
          <table:table-cell table:style-name="ce18" table:formula="of:=[.O96]-[.P96]" office:value-type="float" office:value="6" calcext:value-type="float">
            <text:p>6</text:p>
          </table:table-cell>
          <table:table-cell table:style-name="ce18" table:formula="of:=[.O96]+[.P96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98]-[.P98]" office:value-type="float" office:value="6" calcext:value-type="float">
            <text:p>6</text:p>
          </table:table-cell>
          <table:table-cell table:style-name="ce18" table:formula="of:=[.O98]+[.P98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99]-[.P99]" office:value-type="float" office:value="6" calcext:value-type="float">
            <text:p>6</text:p>
          </table:table-cell>
          <table:table-cell table:style-name="ce18" table:formula="of:=[.O99]+[.P99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0]-[.P100]" office:value-type="float" office:value="6" calcext:value-type="float">
            <text:p>6</text:p>
          </table:table-cell>
          <table:table-cell table:style-name="ce18" table:formula="of:=[.O100]+[.P100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1]-[.P101]" office:value-type="float" office:value="6" calcext:value-type="float">
            <text:p>6</text:p>
          </table:table-cell>
          <table:table-cell table:style-name="ce18" table:formula="of:=[.O101]+[.P101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2]-[.P102]" office:value-type="float" office:value="6" calcext:value-type="float">
            <text:p>6</text:p>
          </table:table-cell>
          <table:table-cell table:style-name="ce18" table:formula="of:=[.O102]+[.P10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3]-[.P103]" office:value-type="float" office:value="6" calcext:value-type="float">
            <text:p>6</text:p>
          </table:table-cell>
          <table:table-cell table:style-name="ce18" table:formula="of:=[.O103]+[.P10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4]-[.P104]" office:value-type="float" office:value="6" calcext:value-type="float">
            <text:p>6</text:p>
          </table:table-cell>
          <table:table-cell table:style-name="ce18" table:formula="of:=[.O104]+[.P104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5]-[.P105]" office:value-type="float" office:value="6" calcext:value-type="float">
            <text:p>6</text:p>
          </table:table-cell>
          <table:table-cell table:style-name="ce18" table:formula="of:=[.O105]+[.P10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6]-[.P106]" office:value-type="float" office:value="6" calcext:value-type="float">
            <text:p>6</text:p>
          </table:table-cell>
          <table:table-cell table:style-name="ce18" table:formula="of:=[.O106]+[.P106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7]-[.P107]" office:value-type="float" office:value="6" calcext:value-type="float">
            <text:p>6</text:p>
          </table:table-cell>
          <table:table-cell table:style-name="ce18" table:formula="of:=[.O107]+[.P107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8]-[.P108]" office:value-type="float" office:value="6" calcext:value-type="float">
            <text:p>6</text:p>
          </table:table-cell>
          <table:table-cell table:style-name="ce18" table:formula="of:=[.O108]+[.P108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09]-[.P109]" office:value-type="float" office:value="6" calcext:value-type="float">
            <text:p>6</text:p>
          </table:table-cell>
          <table:table-cell table:style-name="ce18" table:formula="of:=[.O109]+[.P109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0]-[.P110]" office:value-type="float" office:value="6" calcext:value-type="float">
            <text:p>6</text:p>
          </table:table-cell>
          <table:table-cell table:style-name="ce18" table:formula="of:=[.O110]+[.P110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1]-[.P111]" office:value-type="float" office:value="6" calcext:value-type="float">
            <text:p>6</text:p>
          </table:table-cell>
          <table:table-cell table:style-name="ce18" table:formula="of:=[.O111]+[.P111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2]-[.P112]" office:value-type="float" office:value="6" calcext:value-type="float">
            <text:p>6</text:p>
          </table:table-cell>
          <table:table-cell table:style-name="ce18" table:formula="of:=[.O112]+[.P11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3]-[.P113]" office:value-type="float" office:value="6" calcext:value-type="float">
            <text:p>6</text:p>
          </table:table-cell>
          <table:table-cell table:style-name="ce18" table:formula="of:=[.O113]+[.P11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4]-[.P114]" office:value-type="float" office:value="6" calcext:value-type="float">
            <text:p>6</text:p>
          </table:table-cell>
          <table:table-cell table:style-name="ce18" table:formula="of:=[.O114]+[.P114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5]-[.P115]" office:value-type="float" office:value="6" calcext:value-type="float">
            <text:p>6</text:p>
          </table:table-cell>
          <table:table-cell table:style-name="ce18" table:formula="of:=[.O115]+[.P11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6]-[.P116]" office:value-type="float" office:value="6" calcext:value-type="float">
            <text:p>6</text:p>
          </table:table-cell>
          <table:table-cell table:style-name="ce18" table:formula="of:=[.O116]+[.P116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7]-[.P117]" office:value-type="float" office:value="6" calcext:value-type="float">
            <text:p>6</text:p>
          </table:table-cell>
          <table:table-cell table:style-name="ce18" table:formula="of:=[.O117]+[.P117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8]-[.P118]" office:value-type="float" office:value="6" calcext:value-type="float">
            <text:p>6</text:p>
          </table:table-cell>
          <table:table-cell table:style-name="ce18" table:formula="of:=[.O118]+[.P118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19]-[.P119]" office:value-type="float" office:value="6" calcext:value-type="float">
            <text:p>6</text:p>
          </table:table-cell>
          <table:table-cell table:style-name="ce18" table:formula="of:=[.O119]+[.P119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0]-[.P120]" office:value-type="float" office:value="6" calcext:value-type="float">
            <text:p>6</text:p>
          </table:table-cell>
          <table:table-cell table:style-name="ce18" table:formula="of:=[.O120]+[.P120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1]-[.P121]" office:value-type="float" office:value="6" calcext:value-type="float">
            <text:p>6</text:p>
          </table:table-cell>
          <table:table-cell table:style-name="ce18" table:formula="of:=[.O121]+[.P121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2]-[.P122]" office:value-type="float" office:value="6" calcext:value-type="float">
            <text:p>6</text:p>
          </table:table-cell>
          <table:table-cell table:style-name="ce18" table:formula="of:=[.O122]+[.P12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3]-[.P123]" office:value-type="float" office:value="6" calcext:value-type="float">
            <text:p>6</text:p>
          </table:table-cell>
          <table:table-cell table:style-name="ce18" table:formula="of:=[.O123]+[.P12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4]-[.P124]" office:value-type="float" office:value="6" calcext:value-type="float">
            <text:p>6</text:p>
          </table:table-cell>
          <table:table-cell table:style-name="ce18" table:formula="of:=[.O124]+[.P124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5]-[.P125]" office:value-type="float" office:value="6" calcext:value-type="float">
            <text:p>6</text:p>
          </table:table-cell>
          <table:table-cell table:style-name="ce18" table:formula="of:=[.O125]+[.P12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6]-[.P126]" office:value-type="float" office:value="6" calcext:value-type="float">
            <text:p>6</text:p>
          </table:table-cell>
          <table:table-cell table:style-name="ce18" table:formula="of:=[.O126]+[.P126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7]-[.P127]" office:value-type="float" office:value="6" calcext:value-type="float">
            <text:p>6</text:p>
          </table:table-cell>
          <table:table-cell table:style-name="ce18" table:formula="of:=[.O127]+[.P127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8]-[.P128]" office:value-type="float" office:value="6" calcext:value-type="float">
            <text:p>6</text:p>
          </table:table-cell>
          <table:table-cell table:style-name="ce18" table:formula="of:=[.O128]+[.P128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29]-[.P129]" office:value-type="float" office:value="6" calcext:value-type="float">
            <text:p>6</text:p>
          </table:table-cell>
          <table:table-cell table:style-name="ce18" table:formula="of:=[.O129]+[.P129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30]-[.P130]" office:value-type="float" office:value="6" calcext:value-type="float">
            <text:p>6</text:p>
          </table:table-cell>
          <table:table-cell table:style-name="ce18" table:formula="of:=[.O130]+[.P130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31]-[.P131]" office:value-type="float" office:value="6" calcext:value-type="float">
            <text:p>6</text:p>
          </table:table-cell>
          <table:table-cell table:style-name="ce18" table:formula="of:=[.O131]+[.P131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32]-[.P132]" office:value-type="float" office:value="6" calcext:value-type="float">
            <text:p>6</text:p>
          </table:table-cell>
          <table:table-cell table:style-name="ce18" table:formula="of:=[.O132]+[.P13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office:value-type="float" office:value="17.5" calcext:value-type="float">
            <text:p>17.5</text:p>
          </table:table-cell>
          <table:table-cell table:style-name="ce17" office:value-type="float" office:value="12.5" calcext:value-type="float">
            <text:p>12.5</text:p>
          </table:table-cell>
          <table:table-cell table:style-name="ce18" table:formula="of:=[.O134]-[.P134]" office:value-type="float" office:value="5" calcext:value-type="float">
            <text:p>5</text:p>
          </table:table-cell>
          <table:table-cell table:style-name="ce18" table:formula="of:=[.O134]+[.P134]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136]-[.P136]" office:value-type="float" office:value="12" calcext:value-type="float">
            <text:p>12</text:p>
          </table:table-cell>
          <table:table-cell table:style-name="ce18" table:formula="of:=[.O136]+[.P136]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38]*[.F1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8]" office:value-type="float" office:value="1" calcext:value-type="float">
            <text:p>1.000</text:p>
          </table:table-cell>
          <table:table-cell table:style-name="ce11" table:formula="of:=[.F138]" office:value-type="float" office:value="1" calcext:value-type="float">
            <text:p>1.000</text:p>
          </table:table-cell>
          <table:table-cell table:style-name="ce13" table:formula="of:=([.D138]/[.$B$13])/[.$D$2]" office:value-type="float" office:value="0.0190258751902588" calcext:value-type="float">
            <text:p>0.019</text:p>
          </table:table-cell>
          <table:table-cell table:style-name="ce14" table:formula="of:=SQRT([.I138])" office:value-type="float" office:value="0.137934314767061" calcext:value-type="float">
            <text:p>0.138</text:p>
          </table:table-cell>
          <table:table-cell table:style-name="ce14" table:formula="of:=[.J138]^(1/3)" office:value-type="float" office:value="0.516682922310179" calcext:value-type="float">
            <text:p>0.517</text:p>
          </table:table-cell>
          <table:table-cell table:style-name="ce13" table:formula="of:=([.D138]/[.$B$15])/[.$D$2]" office:value-type="float" office:value="0.0559284116331096" calcext:value-type="float">
            <text:p>0.056</text:p>
          </table:table-cell>
          <table:table-cell table:style-name="ce16" table:formula="of:=SQRT([.L138])" office:value-type="float" office:value="0.236491884920201" calcext:value-type="float">
            <text:p>0.236</text:p>
          </table:table-cell>
          <table:table-cell table:style-name="ce16" table:formula="of:=SQRT([.M138])" office:value-type="float" office:value="0.48630431307999" calcext:value-type="float">
            <text:p>0.486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8" table:formula="of:=[.O138]-[.P138]" office:value-type="float" office:value="12" calcext:value-type="float">
            <text:p>12</text:p>
          </table:table-cell>
          <table:table-cell table:style-name="ce18" table:formula="of:=[.O138]+[.P138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9]" office:value-type="float" office:value="1" calcext:value-type="float">
            <text:p>1.000</text:p>
          </table:table-cell>
          <table:table-cell table:style-name="ce11" table:formula="of:=[.F139]" office:value-type="float" office:value="1" calcext:value-type="float">
            <text:p>1.000</text:p>
          </table:table-cell>
          <table:table-cell table:style-name="ce13" table:formula="of:=([.D139]/[.$B$13])/[.$D$2]" office:value-type="float" office:value="0.0190258751902588" calcext:value-type="float">
            <text:p>0.019</text:p>
          </table:table-cell>
          <table:table-cell table:style-name="ce14" table:formula="of:=SQRT([.I139])" office:value-type="float" office:value="0.137934314767061" calcext:value-type="float">
            <text:p>0.138</text:p>
          </table:table-cell>
          <table:table-cell table:style-name="ce14" table:formula="of:=[.J139]^(1/3)" office:value-type="float" office:value="0.516682922310179" calcext:value-type="float">
            <text:p>0.517</text:p>
          </table:table-cell>
          <table:table-cell table:style-name="ce13" table:formula="of:=([.D139]/[.$B$15])/[.$D$2]" office:value-type="float" office:value="0.0559284116331096" calcext:value-type="float">
            <text:p>0.056</text:p>
          </table:table-cell>
          <table:table-cell table:style-name="ce16" table:formula="of:=SQRT([.L139])" office:value-type="float" office:value="0.236491884920201" calcext:value-type="float">
            <text:p>0.236</text:p>
          </table:table-cell>
          <table:table-cell table:style-name="ce16" table:formula="of:=SQRT([.M139])" office:value-type="float" office:value="0.48630431307999" calcext:value-type="float">
            <text:p>0.486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8" table:formula="of:=[.O139]-[.P139]" office:value-type="float" office:value="12" calcext:value-type="float">
            <text:p>12</text:p>
          </table:table-cell>
          <table:table-cell table:style-name="ce18" table:formula="of:=[.O139]+[.P139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40]*[.F1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40]" office:value-type="float" office:value="1" calcext:value-type="float">
            <text:p>1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3])/[.$D$2]" office:value-type="float" office:value="0.0190258751902588" calcext:value-type="float">
            <text:p>0.019</text:p>
          </table:table-cell>
          <table:table-cell table:style-name="ce14" table:formula="of:=SQRT([.I140])" office:value-type="float" office:value="0.137934314767061" calcext:value-type="float">
            <text:p>0.138</text:p>
          </table:table-cell>
          <table:table-cell table:style-name="ce14" table:formula="of:=[.J140]^(1/3)" office:value-type="float" office:value="0.516682922310179" calcext:value-type="float">
            <text:p>0.517</text:p>
          </table:table-cell>
          <table:table-cell table:style-name="ce13" table:formula="of:=([.D140]/[.$B$15])/[.$D$2]" office:value-type="float" office:value="0.0559284116331096" calcext:value-type="float">
            <text:p>0.056</text:p>
          </table:table-cell>
          <table:table-cell table:style-name="ce16" table:formula="of:=SQRT([.L140])" office:value-type="float" office:value="0.236491884920201" calcext:value-type="float">
            <text:p>0.236</text:p>
          </table:table-cell>
          <table:table-cell table:style-name="ce16" table:formula="of:=SQRT([.M140])" office:value-type="float" office:value="0.48630431307999" calcext:value-type="float">
            <text:p>0.48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6" calcext:value-type="float">
            <text:p>6</text:p>
          </table:table-cell>
          <table:table-cell table:style-name="ce18" table:formula="of:=[.O140]-[.P140]" office:value-type="float" office:value="16" calcext:value-type="float">
            <text:p>16</text:p>
          </table:table-cell>
          <table:table-cell table:style-name="ce18" table:formula="of:=[.O140]+[.P140]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9" calcext:value-type="float">
            <text:p>29</text:p>
          </table:table-cell>
          <table:table-cell table:style-name="ce18" table:formula="of:=[.O141]-[.P141]" office:value-type="float" office:value="6" calcext:value-type="float">
            <text:p>6</text:p>
          </table:table-cell>
          <table:table-cell table:style-name="ce18" table:formula="of:=[.O141]+[.P141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2]*[.F14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42]" office:value-type="float" office:value="8" calcext:value-type="float">
            <text:p>8.000</text:p>
          </table:table-cell>
          <table:table-cell table:style-name="ce11" table:formula="of:=[.F142]" office:value-type="float" office:value="5" calcext:value-type="float">
            <text:p>5.000</text:p>
          </table:table-cell>
          <table:table-cell table:style-name="ce13" table:formula="of:=([.D142]/[.$B$10])/[.$D$2]" office:value-type="float" office:value="0.561167227833894" calcext:value-type="float">
            <text:p>0.561</text:p>
          </table:table-cell>
          <table:table-cell table:style-name="ce14" table:formula="of:=SQRT([.I142])" office:value-type="float" office:value="0.749110958292491" calcext:value-type="float">
            <text:p>0.749</text:p>
          </table:table-cell>
          <table:table-cell table:style-name="ce14" table:formula="of:=[.J142]^(1/3)" office:value-type="float" office:value="0.908201155361477" calcext:value-type="float">
            <text:p>0.908</text:p>
          </table:table-cell>
          <table:table-cell table:style-name="ce13" table:formula="of:=([.D142]/[.$B$15])/[.$D$2]" office:value-type="float" office:value="2.23713646532438" calcext:value-type="float">
            <text:p>2.237</text:p>
          </table:table-cell>
          <table:table-cell table:style-name="ce16" table:formula="of:=SQRT([.L142])" office:value-type="float" office:value="1.49570600898853" calcext:value-type="float">
            <text:p>1.496</text:p>
          </table:table-cell>
          <table:table-cell table:style-name="ce16" table:formula="of:=SQRT([.M142])" office:value-type="float" office:value="1.22299060053155" calcext:value-type="float">
            <text:p>1.223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" calcext:value-type="float">
            <text:p>21</text:p>
          </table:table-cell>
          <table:table-cell table:style-name="ce18" table:formula="of:=[.O142]-[.P142]" office:value-type="float" office:value="6" calcext:value-type="float">
            <text:p>6</text:p>
          </table:table-cell>
          <table:table-cell table:style-name="ce18" table:formula="of:=[.O142]+[.P142]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3]*[.F14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43]" office:value-type="float" office:value="4" calcext:value-type="float">
            <text:p>4.000</text:p>
          </table:table-cell>
          <table:table-cell table:style-name="ce11" table:formula="of:=[.F143]" office:value-type="float" office:value="1" calcext:value-type="float">
            <text:p>1.000</text:p>
          </table:table-cell>
          <table:table-cell table:style-name="ce13" table:formula="of:=([.D143]/[.$B$10])/[.$D$2]" office:value-type="float" office:value="0.0561167227833894" calcext:value-type="float">
            <text:p>0.056</text:p>
          </table:table-cell>
          <table:table-cell table:style-name="ce14" table:formula="of:=SQRT([.I143])" office:value-type="float" office:value="0.236889684839567" calcext:value-type="float">
            <text:p>0.237</text:p>
          </table:table-cell>
          <table:table-cell table:style-name="ce14" table:formula="of:=[.J143]^(1/3)" office:value-type="float" office:value="0.618750244257052" calcext:value-type="float">
            <text:p>0.619</text:p>
          </table:table-cell>
          <table:table-cell table:style-name="ce13" table:formula="of:=([.D143]/[.$B$15])/[.$D$2]" office:value-type="float" office:value="0.223713646532438" calcext:value-type="float">
            <text:p>0.224</text:p>
          </table:table-cell>
          <table:table-cell table:style-name="ce16" table:formula="of:=SQRT([.L143])" office:value-type="float" office:value="0.472983769840402" calcext:value-type="float">
            <text:p>0.473</text:p>
          </table:table-cell>
          <table:table-cell table:style-name="ce16" table:formula="of:=SQRT([.M143])" office:value-type="float" office:value="0.687738154998254" calcext:value-type="float">
            <text:p>0.68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8" table:formula="of:=[.O143]-[.P143]" office:value-type="float" office:value="6" calcext:value-type="float">
            <text:p>6</text:p>
          </table:table-cell>
          <table:table-cell table:style-name="ce18" table:formula="of:=[.O143]+[.P143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44]*[.F14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2" calcext:value-type="float">
            <text:p>2.000</text:p>
          </table:table-cell>
          <table:table-cell table:style-name="ce13" table:formula="of:=([.D144]/[.$B$12])/[.$D$2]" office:value-type="float" office:value="0.770712909441233" calcext:value-type="float">
            <text:p>0.771</text:p>
          </table:table-cell>
          <table:table-cell table:style-name="ce14" table:formula="of:=SQRT([.I144])" office:value-type="float" office:value="0.877902562612294" calcext:value-type="float">
            <text:p>0.878</text:p>
          </table:table-cell>
          <table:table-cell table:style-name="ce14" table:formula="of:=[.J144]^(1/3)" office:value-type="float" office:value="0.957522024589486" calcext:value-type="float">
            <text:p>0.958</text:p>
          </table:table-cell>
          <table:table-cell table:style-name="ce13" table:formula="of:=([.D144]/[.$B$15])/[.$D$2]" office:value-type="float" office:value="0.894854586129754" calcext:value-type="float">
            <text:p>0.895</text:p>
          </table:table-cell>
          <table:table-cell table:style-name="ce16" table:formula="of:=SQRT([.L144])" office:value-type="float" office:value="0.945967539680804" calcext:value-type="float">
            <text:p>0.946</text:p>
          </table:table-cell>
          <table:table-cell table:style-name="ce16" table:formula="of:=SQRT([.M144])" office:value-type="float" office:value="0.97260862615998" calcext:value-type="float">
            <text:p>0.97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144]-[.P144]" office:value-type="float" office:value="6" calcext:value-type="float">
            <text:p>6</text:p>
          </table:table-cell>
          <table:table-cell table:style-name="ce18" table:formula="of:=[.O144]+[.P144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45]" office:value-type="float" office:value="16" calcext:value-type="float">
            <text:p>16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0])/[.$D$2]" office:value-type="float" office:value="0.224466891133558" calcext:value-type="float">
            <text:p>0.224</text:p>
          </table:table-cell>
          <table:table-cell table:style-name="ce14" table:formula="of:=SQRT([.I145])" office:value-type="float" office:value="0.473779369679134" calcext:value-type="float">
            <text:p>0.474</text:p>
          </table:table-cell>
          <table:table-cell table:style-name="ce14" table:formula="of:=[.J145]^(1/3)" office:value-type="float" office:value="0.779576457367053" calcext:value-type="float">
            <text:p>0.780</text:p>
          </table:table-cell>
          <table:table-cell table:style-name="ce13" table:formula="of:=([.D145]/[.$B$15])/[.$D$2]" office:value-type="float" office:value="0.894854586129754" calcext:value-type="float">
            <text:p>0.895</text:p>
          </table:table-cell>
          <table:table-cell table:style-name="ce16" table:formula="of:=SQRT([.L145])" office:value-type="float" office:value="0.945967539680804" calcext:value-type="float">
            <text:p>0.946</text:p>
          </table:table-cell>
          <table:table-cell table:style-name="ce16" table:formula="of:=SQRT([.M145])" office:value-type="float" office:value="0.97260862615998" calcext:value-type="float">
            <text:p>0.973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O145]-[.P145]" office:value-type="float" office:value="32" calcext:value-type="float">
            <text:p>32</text:p>
          </table:table-cell>
          <table:table-cell table:style-name="ce18" table:formula="of:=[.O145]+[.P145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47]*[.F14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47]" office:value-type="float" office:value="16" calcext:value-type="float">
            <text:p>16.000</text:p>
          </table:table-cell>
          <table:table-cell table:style-name="ce11" table:formula="of:=[.F147]" office:value-type="float" office:value="32" calcext:value-type="float">
            <text:p>32.000</text:p>
          </table:table-cell>
          <table:table-cell table:style-name="ce13" table:formula="of:=([.D147]/[.$B$9])/[.$D$2]" office:value-type="float" office:value="62.7450980392157" calcext:value-type="float">
            <text:p>62.745</text:p>
          </table:table-cell>
          <table:table-cell table:style-name="ce14" table:formula="of:=SQRT([.I147])" office:value-type="float" office:value="7.92118034381339" calcext:value-type="float">
            <text:p>7.921</text:p>
          </table:table-cell>
          <table:table-cell table:style-name="ce14" table:formula="of:=[.J147]^(1/3)" office:value-type="float" office:value="1.99341000515094" calcext:value-type="float">
            <text:p>1.993</text:p>
          </table:table-cell>
          <table:table-cell table:style-name="ce13" table:formula="of:=([.D147]/[.$B$15])/[.$D$2]" office:value-type="float" office:value="28.6353467561521" calcext:value-type="float">
            <text:p>28.635</text:p>
          </table:table-cell>
          <table:table-cell table:style-name="ce16" table:formula="of:=SQRT([.L147])" office:value-type="float" office:value="5.35120049672521" calcext:value-type="float">
            <text:p>5.351</text:p>
          </table:table-cell>
          <table:table-cell table:style-name="ce16" table:formula="of:=SQRT([.M147])" office:value-type="float" office:value="2.31326619668494" calcext:value-type="float">
            <text:p>2.31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" calcext:value-type="float">
            <text:p>4</text:p>
          </table:table-cell>
          <table:table-cell table:style-name="ce18" table:formula="of:=[.O147]-[.P147]" office:value-type="float" office:value="36" calcext:value-type="float">
            <text:p>36</text:p>
          </table:table-cell>
          <table:table-cell table:style-name="ce18" table:formula="of:=[.O147]+[.P147]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48]*[.F14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48]" office:value-type="float" office:value="1" calcext:value-type="float">
            <text:p>1.000</text:p>
          </table:table-cell>
          <table:table-cell table:style-name="ce11" table:formula="of:=[.F148]" office:value-type="float" office:value="32" calcext:value-type="float">
            <text:p>32.000</text:p>
          </table:table-cell>
          <table:table-cell table:style-name="ce13" table:formula="of:=([.D148]/[.$B$9])/[.$D$2]" office:value-type="float" office:value="3.92156862745098" calcext:value-type="float">
            <text:p>3.922</text:p>
          </table:table-cell>
          <table:table-cell table:style-name="ce14" table:formula="of:=SQRT([.I148])" office:value-type="float" office:value="1.98029508595335" calcext:value-type="float">
            <text:p>1.980</text:p>
          </table:table-cell>
          <table:table-cell table:style-name="ce14" table:formula="of:=[.J148]^(1/3)" office:value-type="float" office:value="1.25576961328036" calcext:value-type="float">
            <text:p>1.256</text:p>
          </table:table-cell>
          <table:table-cell table:style-name="ce13" table:formula="of:=([.D148]/[.$B$15])/[.$D$2]" office:value-type="float" office:value="1.78970917225951" calcext:value-type="float">
            <text:p>1.790</text:p>
          </table:table-cell>
          <table:table-cell table:style-name="ce16" table:formula="of:=SQRT([.L148])" office:value-type="float" office:value="1.3378001241813" calcext:value-type="float">
            <text:p>1.338</text:p>
          </table:table-cell>
          <table:table-cell table:style-name="ce16" table:formula="of:=SQRT([.M148])" office:value-type="float" office:value="1.15663309834247" calcext:value-type="float">
            <text:p>1.15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8" table:formula="of:=[.O148]-[.P148]" office:value-type="float" office:value="14" calcext:value-type="float">
            <text:p>14</text:p>
          </table:table-cell>
          <table:table-cell table:style-name="ce18" table:formula="of:=[.O148]+[.P148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32" calcext:value-type="float">
            <text:p>32.000</text:p>
          </table:table-cell>
          <table:table-cell table:style-name="ce13" table:formula="of:=([.D149]/[.$B$9])/[.$D$2]" office:value-type="float" office:value="31.3725490196078" calcext:value-type="float">
            <text:p>31.373</text:p>
          </table:table-cell>
          <table:table-cell table:style-name="ce14" table:formula="of:=SQRT([.I149])" office:value-type="float" office:value="5.60112033611204" calcext:value-type="float">
            <text:p>5.601</text:p>
          </table:table-cell>
          <table:table-cell table:style-name="ce14" table:formula="of:=[.J149]^(1/3)" office:value-type="float" office:value="1.7759264183171" calcext:value-type="float">
            <text:p>1.776</text:p>
          </table:table-cell>
          <table:table-cell table:style-name="ce13" table:formula="of:=([.D149]/[.$B$15])/[.$D$2]" office:value-type="float" office:value="14.3176733780761" calcext:value-type="float">
            <text:p>14.318</text:p>
          </table:table-cell>
          <table:table-cell table:style-name="ce16" table:formula="of:=SQRT([.L149])" office:value-type="float" office:value="3.78387015872322" calcext:value-type="float">
            <text:p>3.784</text:p>
          </table:table-cell>
          <table:table-cell table:style-name="ce16" table:formula="of:=SQRT([.M149])" office:value-type="float" office:value="1.94521725231996" calcext:value-type="float">
            <text:p>1.94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[.O149]-[.P149]" office:value-type="float" office:value="57" calcext:value-type="float">
            <text:p>57</text:p>
          </table:table-cell>
          <table:table-cell table:style-name="ce18" table:formula="of:=[.O149]+[.P149]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50]*[.F15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50]" office:value-type="float" office:value="2" calcext:value-type="float">
            <text:p>2.000</text:p>
          </table:table-cell>
          <table:table-cell table:style-name="ce11" table:formula="of:=[.F150]" office:value-type="float" office:value="32" calcext:value-type="float">
            <text:p>32.000</text:p>
          </table:table-cell>
          <table:table-cell table:style-name="ce13" table:formula="of:=([.D150]/[.$B$9])/[.$D$2]" office:value-type="float" office:value="7.84313725490196" calcext:value-type="float">
            <text:p>7.843</text:p>
          </table:table-cell>
          <table:table-cell table:style-name="ce14" table:formula="of:=SQRT([.I150])" office:value-type="float" office:value="2.80056016805602" calcext:value-type="float">
            <text:p>2.801</text:p>
          </table:table-cell>
          <table:table-cell table:style-name="ce14" table:formula="of:=[.J150]^(1/3)" office:value-type="float" office:value="1.40955373232734" calcext:value-type="float">
            <text:p>1.410</text:p>
          </table:table-cell>
          <table:table-cell table:style-name="ce13" table:formula="of:=([.D150]/[.$B$15])/[.$D$2]" office:value-type="float" office:value="3.57941834451902" calcext:value-type="float">
            <text:p>3.579</text:p>
          </table:table-cell>
          <table:table-cell table:style-name="ce16" table:formula="of:=SQRT([.L150])" office:value-type="float" office:value="1.89193507936161" calcext:value-type="float">
            <text:p>1.892</text:p>
          </table:table-cell>
          <table:table-cell table:style-name="ce16" table:formula="of:=SQRT([.M150])" office:value-type="float" office:value="1.37547630999651" calcext:value-type="float">
            <text:p>1.37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formula="of:=[.O150]-[.P150]" office:value-type="float" office:value="48" calcext:value-type="float">
            <text:p>48</text:p>
          </table:table-cell>
          <table:table-cell table:style-name="ce18" table:formula="of:=[.O150]+[.P150]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51]" office:value-type="float" office:value="10" calcext:value-type="float">
            <text:p>10.000</text:p>
          </table:table-cell>
          <table:table-cell table:style-name="ce11" table:formula="of:=[.F151]" office:value-type="float" office:value="4" calcext:value-type="float">
            <text:p>4.000</text:p>
          </table:table-cell>
          <table:table-cell table:style-name="ce13" table:formula="of:=([.D151]/[.$B$13])/[.$D$2]" office:value-type="float" office:value="0.76103500761035" calcext:value-type="float">
            <text:p>0.761</text:p>
          </table:table-cell>
          <table:table-cell table:style-name="ce14" table:formula="of:=SQRT([.I151])" office:value-type="float" office:value="0.872373204317023" calcext:value-type="float">
            <text:p>0.872</text:p>
          </table:table-cell>
          <table:table-cell table:style-name="ce14" table:formula="of:=[.J151]^(1/3)" office:value-type="float" office:value="0.955507512130469" calcext:value-type="float">
            <text:p>0.956</text:p>
          </table:table-cell>
          <table:table-cell table:style-name="ce13" table:formula="of:=([.D151]/[.$B$15])/[.$D$2]" office:value-type="float" office:value="2.23713646532438" calcext:value-type="float">
            <text:p>2.237</text:p>
          </table:table-cell>
          <table:table-cell table:style-name="ce16" table:formula="of:=SQRT([.L151])" office:value-type="float" office:value="1.49570600898853" calcext:value-type="float">
            <text:p>1.496</text:p>
          </table:table-cell>
          <table:table-cell table:style-name="ce16" table:formula="of:=SQRT([.M151])" office:value-type="float" office:value="1.22299060053155" calcext:value-type="float">
            <text:p>1.22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formula="of:=[.O151]-[.P151]" office:value-type="float" office:value="48" calcext:value-type="float">
            <text:p>48</text:p>
          </table:table-cell>
          <table:table-cell table:style-name="ce18" table:formula="of:=[.O151]+[.P151]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52]*[.F15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52]" office:value-type="float" office:value="1" calcext:value-type="float">
            <text:p>1.000</text:p>
          </table:table-cell>
          <table:table-cell table:style-name="ce11" table:formula="of:=[.F152]" office:value-type="float" office:value="64" calcext:value-type="float">
            <text:p>64.000</text:p>
          </table:table-cell>
          <table:table-cell table:style-name="ce13" table:formula="of:=([.D152]/[.$B$9])/[.$D$2]" office:value-type="float" office:value="7.84313725490196" calcext:value-type="float">
            <text:p>7.843</text:p>
          </table:table-cell>
          <table:table-cell table:style-name="ce14" table:formula="of:=SQRT([.I152])" office:value-type="float" office:value="2.80056016805602" calcext:value-type="float">
            <text:p>2.801</text:p>
          </table:table-cell>
          <table:table-cell table:style-name="ce14" table:formula="of:=[.J152]^(1/3)" office:value-type="float" office:value="1.40955373232734" calcext:value-type="float">
            <text:p>1.410</text:p>
          </table:table-cell>
          <table:table-cell table:style-name="ce13" table:formula="of:=([.D152]/[.$B$15])/[.$D$2]" office:value-type="float" office:value="3.57941834451902" calcext:value-type="float">
            <text:p>3.579</text:p>
          </table:table-cell>
          <table:table-cell table:style-name="ce16" table:formula="of:=SQRT([.L152])" office:value-type="float" office:value="1.89193507936161" calcext:value-type="float">
            <text:p>1.892</text:p>
          </table:table-cell>
          <table:table-cell table:style-name="ce16" table:formula="of:=SQRT([.M152])" office:value-type="float" office:value="1.37547630999651" calcext:value-type="float">
            <text:p>1.37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formula="of:=[.O152]-[.P152]" office:value-type="float" office:value="48" calcext:value-type="float">
            <text:p>48</text:p>
          </table:table-cell>
          <table:table-cell table:style-name="ce18" table:formula="of:=[.O152]+[.P152]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53]*[.F15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3]" office:value-type="float" office:value="1" calcext:value-type="float">
            <text:p>1.000</text:p>
          </table:table-cell>
          <table:table-cell table:style-name="ce11" table:formula="of:=[.F153]" office:value-type="float" office:value="1" calcext:value-type="float">
            <text:p>1.000</text:p>
          </table:table-cell>
          <table:table-cell table:style-name="ce13" table:formula="of:=([.D153]/[.$B$11])/[.$D$2]" office:value-type="float" office:value="0.0365497076023392" calcext:value-type="float">
            <text:p>0.037</text:p>
          </table:table-cell>
          <table:table-cell table:style-name="ce14" table:formula="of:=SQRT([.I153])" office:value-type="float" office:value="0.191179778225468" calcext:value-type="float">
            <text:p>0.191</text:p>
          </table:table-cell>
          <table:table-cell table:style-name="ce14" table:formula="of:=[.J153]^(1/3)" office:value-type="float" office:value="0.576077152395092" calcext:value-type="float">
            <text:p>0.576</text:p>
          </table:table-cell>
          <table:table-cell table:style-name="ce13" table:formula="of:=([.D153]/[.$B$15])/[.$D$2]" office:value-type="float" office:value="0.0559284116331096" calcext:value-type="float">
            <text:p>0.056</text:p>
          </table:table-cell>
          <table:table-cell table:style-name="ce16" table:formula="of:=SQRT([.L153])" office:value-type="float" office:value="0.236491884920201" calcext:value-type="float">
            <text:p>0.236</text:p>
          </table:table-cell>
          <table:table-cell table:style-name="ce16" table:formula="of:=SQRT([.M153])" office:value-type="float" office:value="0.48630431307999" calcext:value-type="float">
            <text:p>0.48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formula="of:=[.O153]-[.P153]" office:value-type="float" office:value="48" calcext:value-type="float">
            <text:p>48</text:p>
          </table:table-cell>
          <table:table-cell table:style-name="ce18" table:formula="of:=[.O153]+[.P153]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54]*[.F15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54]" office:value-type="float" office:value="6" calcext:value-type="float">
            <text:p>6.000</text:p>
          </table:table-cell>
          <table:table-cell table:style-name="ce11" table:formula="of:=[.F154]" office:value-type="float" office:value="32" calcext:value-type="float">
            <text:p>32.000</text:p>
          </table:table-cell>
          <table:table-cell table:style-name="ce13" table:formula="of:=([.D154]/[.$B$9])/[.$D$2]" office:value-type="float" office:value="23.5294117647059" calcext:value-type="float">
            <text:p>23.529</text:p>
          </table:table-cell>
          <table:table-cell table:style-name="ce14" table:formula="of:=SQRT([.I154])" office:value-type="float" office:value="4.85071250072666" calcext:value-type="float">
            <text:p>4.851</text:p>
          </table:table-cell>
          <table:table-cell table:style-name="ce14" table:formula="of:=[.J154]^(1/3)" office:value-type="float" office:value="1.69278516745816" calcext:value-type="float">
            <text:p>1.693</text:p>
          </table:table-cell>
          <table:table-cell table:style-name="ce13" table:formula="of:=([.D154]/[.$B$15])/[.$D$2]" office:value-type="float" office:value="10.738255033557" calcext:value-type="float">
            <text:p>10.738</text:p>
          </table:table-cell>
          <table:table-cell table:style-name="ce16" table:formula="of:=SQRT([.L154])" office:value-type="float" office:value="3.27692768207616" calcext:value-type="float">
            <text:p>3.277</text:p>
          </table:table-cell>
          <table:table-cell table:style-name="ce16" table:formula="of:=SQRT([.M154])" office:value-type="float" office:value="1.81022862701819" calcext:value-type="float">
            <text:p>1.81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[.O154]-[.P154]" office:value-type="float" office:value="27" calcext:value-type="float">
            <text:p>27</text:p>
          </table:table-cell>
          <table:table-cell table:style-name="ce18" table:formula="of:=[.O154]+[.P154]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5]" office:value-type="float" office:value="1" calcext:value-type="float">
            <text:p>1.000</text:p>
          </table:table-cell>
          <table:table-cell table:style-name="ce11" table:formula="of:=[.F155]" office:value-type="float" office:value="1" calcext:value-type="float">
            <text:p>1.000</text:p>
          </table:table-cell>
          <table:table-cell table:style-name="ce13" table:formula="of:=([.D155]/[.$B$9])/[.$D$2]" office:value-type="float" office:value="0.122549019607843" calcext:value-type="float">
            <text:p>0.123</text:p>
          </table:table-cell>
          <table:table-cell table:style-name="ce14" table:formula="of:=SQRT([.I155])" office:value-type="float" office:value="0.350070021007002" calcext:value-type="float">
            <text:p>0.350</text:p>
          </table:table-cell>
          <table:table-cell table:style-name="ce14" table:formula="of:=[.J155]^(1/3)" office:value-type="float" office:value="0.704776866163669" calcext:value-type="float">
            <text:p>0.705</text:p>
          </table:table-cell>
          <table:table-cell table:style-name="ce13" table:formula="of:=([.D155]/[.$B$15])/[.$D$2]" office:value-type="float" office:value="0.0559284116331096" calcext:value-type="float">
            <text:p>0.056</text:p>
          </table:table-cell>
          <table:table-cell table:style-name="ce16" table:formula="of:=SQRT([.L155])" office:value-type="float" office:value="0.236491884920201" calcext:value-type="float">
            <text:p>0.236</text:p>
          </table:table-cell>
          <table:table-cell table:style-name="ce16" table:formula="of:=SQRT([.M155])" office:value-type="float" office:value="0.48630431307999" calcext:value-type="float">
            <text:p>0.48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" calcext:value-type="float">
            <text:p>4</text:p>
          </table:table-cell>
          <table:table-cell table:style-name="ce18" table:formula="of:=[.O155]-[.P155]" office:value-type="float" office:value="16" calcext:value-type="float">
            <text:p>16</text:p>
          </table:table-cell>
          <table:table-cell table:style-name="ce18" table:formula="of:=[.O155]+[.P155]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- Diamond</text:p>
          </table:table-cell>
          <table:table-cell/>
          <table:table-cell table:formula="of:=[.E156]*[.F15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6]" office:value-type="float" office:value="1" calcext:value-type="float">
            <text:p>1.000</text:p>
          </table:table-cell>
          <table:table-cell table:style-name="ce11" table:formula="of:=[.F156]" office:value-type="float" office:value="0.05" calcext:value-type="float">
            <text:p>0.050</text:p>
          </table:table-cell>
          <table:table-cell table:style-name="ce13" table:formula="of:=([.D156]/[.$B$9])/[.$D$2]" office:value-type="float" office:value="0.00612745098039216" calcext:value-type="float">
            <text:p>0.006</text:p>
          </table:table-cell>
          <table:table-cell table:style-name="ce14" table:formula="of:=SQRT([.I156])" office:value-type="float" office:value="0.0782780363856437" calcext:value-type="float">
            <text:p>0.078</text:p>
          </table:table-cell>
          <table:table-cell table:style-name="ce14" table:formula="of:=[.J156]^(1/3)" office:value-type="float" office:value="0.427772939045945" calcext:value-type="float">
            <text:p>0.428</text:p>
          </table:table-cell>
          <table:table-cell table:style-name="ce13" table:formula="of:=([.D156]/[.$B$15])/[.$D$2]" office:value-type="float" office:value="0.00279642058165548" calcext:value-type="float">
            <text:p>0.003</text:p>
          </table:table-cell>
          <table:table-cell table:style-name="ce16" table:formula="of:=SQRT([.L156])" office:value-type="float" office:value="0.0528811930808627" calcext:value-type="float">
            <text:p>0.053</text:p>
          </table:table-cell>
          <table:table-cell table:style-name="ce16" table:formula="of:=SQRT([.M156])" office:value-type="float" office:value="0.229959111758727" calcext:value-type="float">
            <text:p>0.230</text:p>
          </table:table-cell>
          <table:table-cell table:style-name="ce17" table:number-columns-repeated="2"/>
          <table:table-cell table:style-name="ce18" table:formula="of:=[.O156]-[.P156]" office:value-type="float" office:value="0" calcext:value-type="float">
            <text:p>0</text:p>
          </table:table-cell>
          <table:table-cell table:style-name="ce18" table:formula="of:=[.O156]+[.P15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- Emerald</text:p>
          </table:table-cell>
          <table:table-cell/>
          <table:table-cell table:formula="of:=[.E157]*[.F15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7]" office:value-type="float" office:value="1" calcext:value-type="float">
            <text:p>1.000</text:p>
          </table:table-cell>
          <table:table-cell table:style-name="ce11" table:formula="of:=[.F157]" office:value-type="float" office:value="0.05" calcext:value-type="float">
            <text:p>0.050</text:p>
          </table:table-cell>
          <table:table-cell table:style-name="ce13" table:formula="of:=([.D157]/[.$B$9])/[.$D$2]" office:value-type="float" office:value="0.00612745098039216" calcext:value-type="float">
            <text:p>0.006</text:p>
          </table:table-cell>
          <table:table-cell table:style-name="ce14" table:formula="of:=SQRT([.I157])" office:value-type="float" office:value="0.0782780363856437" calcext:value-type="float">
            <text:p>0.078</text:p>
          </table:table-cell>
          <table:table-cell table:style-name="ce14" table:formula="of:=[.J157]^(1/3)" office:value-type="float" office:value="0.427772939045945" calcext:value-type="float">
            <text:p>0.428</text:p>
          </table:table-cell>
          <table:table-cell table:style-name="ce13" table:formula="of:=([.D157]/[.$B$15])/[.$D$2]" office:value-type="float" office:value="0.00279642058165548" calcext:value-type="float">
            <text:p>0.003</text:p>
          </table:table-cell>
          <table:table-cell table:style-name="ce16" table:formula="of:=SQRT([.L157])" office:value-type="float" office:value="0.0528811930808627" calcext:value-type="float">
            <text:p>0.053</text:p>
          </table:table-cell>
          <table:table-cell table:style-name="ce16" table:formula="of:=SQRT([.M157])" office:value-type="float" office:value="0.229959111758727" calcext:value-type="float">
            <text:p>0.230</text:p>
          </table:table-cell>
          <table:table-cell table:style-name="ce17" table:number-columns-repeated="2"/>
          <table:table-cell table:style-name="ce18" table:formula="of:=[.O157]-[.P157]" office:value-type="float" office:value="0" calcext:value-type="float">
            <text:p>0</text:p>
          </table:table-cell>
          <table:table-cell table:style-name="ce18" table:formula="of:=[.O157]+[.P15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- Lapis Lazuli</text:p>
          </table:table-cell>
          <table:table-cell/>
          <table:table-cell table:formula="of:=[.E158]*[.F15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58]" office:value-type="float" office:value="1" calcext:value-type="float">
            <text:p>1.000</text:p>
          </table:table-cell>
          <table:table-cell table:style-name="ce11" table:formula="of:=[.F158]" office:value-type="float" office:value="0.15" calcext:value-type="float">
            <text:p>0.150</text:p>
          </table:table-cell>
          <table:table-cell table:style-name="ce13" table:formula="of:=([.D158]/[.$B$9])/[.$D$2]" office:value-type="float" office:value="0.0183823529411765" calcext:value-type="float">
            <text:p>0.018</text:p>
          </table:table-cell>
          <table:table-cell table:style-name="ce14" table:formula="of:=SQRT([.I158])" office:value-type="float" office:value="0.13558153613666" calcext:value-type="float">
            <text:p>0.136</text:p>
          </table:table-cell>
          <table:table-cell table:style-name="ce14" table:formula="of:=[.J158]^(1/3)" office:value-type="float" office:value="0.513728330924527" calcext:value-type="float">
            <text:p>0.514</text:p>
          </table:table-cell>
          <table:table-cell table:style-name="ce13" table:formula="of:=([.D158]/[.$B$15])/[.$D$2]" office:value-type="float" office:value="0.00838926174496644" calcext:value-type="float">
            <text:p>0.008</text:p>
          </table:table-cell>
          <table:table-cell table:style-name="ce16" table:formula="of:=SQRT([.L158])" office:value-type="float" office:value="0.091592913180914" calcext:value-type="float">
            <text:p>0.092</text:p>
          </table:table-cell>
          <table:table-cell table:style-name="ce16" table:formula="of:=SQRT([.M158])" office:value-type="float" office:value="0.302643211027299" calcext:value-type="float">
            <text:p>0.303</text:p>
          </table:table-cell>
          <table:table-cell table:style-name="ce17" table:number-columns-repeated="2"/>
          <table:table-cell table:style-name="ce18" table:formula="of:=[.O158]-[.P158]" office:value-type="float" office:value="0" calcext:value-type="float">
            <text:p>0</text:p>
          </table:table-cell>
          <table:table-cell table:style-name="ce18" table:formula="of:=[.O158]+[.P15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60]*[.F16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16" calcext:value-type="float">
            <text:p>16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9])/[.$D$2]" office:value-type="float" office:value="5.88235294117647" calcext:value-type="float">
            <text:p>5.882</text:p>
          </table:table-cell>
          <table:table-cell table:style-name="ce14" table:formula="of:=SQRT([.I160])" office:value-type="float" office:value="2.42535625036333" calcext:value-type="float">
            <text:p>2.425</text:p>
          </table:table-cell>
          <table:table-cell table:style-name="ce14" table:formula="of:=[.J160]^(1/3)" office:value-type="float" office:value="1.34356447778963" calcext:value-type="float">
            <text:p>1.344</text:p>
          </table:table-cell>
          <table:table-cell table:style-name="ce13" table:formula="of:=([.D160]/[.$B$15])/[.$D$2]" office:value-type="float" office:value="2.68456375838926" calcext:value-type="float">
            <text:p>2.685</text:p>
          </table:table-cell>
          <table:table-cell table:style-name="ce16" table:formula="of:=SQRT([.L160])" office:value-type="float" office:value="1.63846384103808" calcext:value-type="float">
            <text:p>1.638</text:p>
          </table:table-cell>
          <table:table-cell table:style-name="ce16" table:formula="of:=SQRT([.M160])" office:value-type="float" office:value="1.28002493766258" calcext:value-type="float">
            <text:p>1.28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8" calcext:value-type="float">
            <text:p>8</text:p>
          </table:table-cell>
          <table:table-cell table:style-name="ce18" table:formula="of:=[.O160]-[.P160]" office:value-type="float" office:value="8" calcext:value-type="float">
            <text:p>8</text:p>
          </table:table-cell>
          <table:table-cell table:style-name="ce18" table:formula="of:=[.O160]+[.P160]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61]" office:value-type="float" office:value="9" calcext:value-type="float">
            <text:p>9.000</text:p>
          </table:table-cell>
          <table:table-cell table:style-name="ce11" table:formula="of:=[.F161]" office:value-type="float" office:value="3" calcext:value-type="float">
            <text:p>3.000</text:p>
          </table:table-cell>
          <table:table-cell table:style-name="ce13" table:formula="of:=([.D161]/[.$B$10])/[.$D$2]" office:value-type="float" office:value="0.378787878787879" calcext:value-type="float">
            <text:p>0.379</text:p>
          </table:table-cell>
          <table:table-cell table:style-name="ce14" table:formula="of:=SQRT([.I161])" office:value-type="float" office:value="0.615457454896664" calcext:value-type="float">
            <text:p>0.615</text:p>
          </table:table-cell>
          <table:table-cell table:style-name="ce14" table:formula="of:=[.J161]^(1/3)" office:value-type="float" office:value="0.850614298680293" calcext:value-type="float">
            <text:p>0.851</text:p>
          </table:table-cell>
          <table:table-cell table:style-name="ce13" table:formula="of:=([.D161]/[.$B$15])/[.$D$2]" office:value-type="float" office:value="1.51006711409396" calcext:value-type="float">
            <text:p>1.510</text:p>
          </table:table-cell>
          <table:table-cell table:style-name="ce16" table:formula="of:=SQRT([.L161])" office:value-type="float" office:value="1.22884788077856" calcext:value-type="float">
            <text:p>1.229</text:p>
          </table:table-cell>
          <table:table-cell table:style-name="ce16" table:formula="of:=SQRT([.M161])" office:value-type="float" office:value="1.10853411349338" calcext:value-type="float">
            <text:p>1.109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[.O161]-[.P161]" office:value-type="float" office:value="12" calcext:value-type="float">
            <text:p>12</text:p>
          </table:table-cell>
          <table:table-cell table:style-name="ce18" table:formula="of:=[.O161]+[.P161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62]" office:value-type="float" office:value="7" calcext:value-type="float">
            <text:p>7.000</text:p>
          </table:table-cell>
          <table:table-cell table:style-name="ce11" table:formula="of:=[.F162]" office:value-type="float" office:value="2" calcext:value-type="float">
            <text:p>2.000</text:p>
          </table:table-cell>
          <table:table-cell table:style-name="ce13" table:formula="of:=([.D162]/[.$B$10])/[.$D$2]" office:value-type="float" office:value="0.196408529741863" calcext:value-type="float">
            <text:p>0.196</text:p>
          </table:table-cell>
          <table:table-cell table:style-name="ce14" table:formula="of:=SQRT([.I162])" office:value-type="float" office:value="0.443180019565259" calcext:value-type="float">
            <text:p>0.443</text:p>
          </table:table-cell>
          <table:table-cell table:style-name="ce14" table:formula="of:=[.J162]^(1/3)" office:value-type="float" office:value="0.762418438397521" calcext:value-type="float">
            <text:p>0.762</text:p>
          </table:table-cell>
          <table:table-cell table:style-name="ce13" table:formula="of:=([.D162]/[.$B$15])/[.$D$2]" office:value-type="float" office:value="0.782997762863535" calcext:value-type="float">
            <text:p>0.783</text:p>
          </table:table-cell>
          <table:table-cell table:style-name="ce16" table:formula="of:=SQRT([.L162])" office:value-type="float" office:value="0.884871608123763" calcext:value-type="float">
            <text:p>0.885</text:p>
          </table:table-cell>
          <table:table-cell table:style-name="ce16" table:formula="of:=SQRT([.M162])" office:value-type="float" office:value="0.940676144123876" calcext:value-type="float">
            <text:p>0.94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O162]-[.P162]" office:value-type="float" office:value="6" calcext:value-type="float">
            <text:p>6</text:p>
          </table:table-cell>
          <table:table-cell table:style-name="ce18" table:formula="of:=[.O162]+[.P162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63]" office:value-type="float" office:value="9" calcext:value-type="float">
            <text:p>9.000</text:p>
          </table:table-cell>
          <table:table-cell table:style-name="ce11" table:formula="of:=[.F163]" office:value-type="float" office:value="2" calcext:value-type="float">
            <text:p>2.000</text:p>
          </table:table-cell>
          <table:table-cell table:style-name="ce13" table:formula="of:=([.D163]/[.$B$10])/[.$D$2]" office:value-type="float" office:value="0.252525252525252" calcext:value-type="float">
            <text:p>0.253</text:p>
          </table:table-cell>
          <table:table-cell table:style-name="ce14" table:formula="of:=SQRT([.I163])" office:value-type="float" office:value="0.502518907629606" calcext:value-type="float">
            <text:p>0.503</text:p>
          </table:table-cell>
          <table:table-cell table:style-name="ce14" table:formula="of:=[.J163]^(1/3)" office:value-type="float" office:value="0.795031132902389" calcext:value-type="float">
            <text:p>0.795</text:p>
          </table:table-cell>
          <table:table-cell table:style-name="ce13" table:formula="of:=([.D163]/[.$B$15])/[.$D$2]" office:value-type="float" office:value="1.00671140939597" calcext:value-type="float">
            <text:p>1.007</text:p>
          </table:table-cell>
          <table:table-cell table:style-name="ce16" table:formula="of:=SQRT([.L163])" office:value-type="float" office:value="1.00335009313598" calcext:value-type="float">
            <text:p>1.003</text:p>
          </table:table-cell>
          <table:table-cell table:style-name="ce16" table:formula="of:=SQRT([.M163])" office:value-type="float" office:value="1.00167364602248" calcext:value-type="float">
            <text:p>1.002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[.O163]-[.P163]" office:value-type="float" office:value="16" calcext:value-type="float">
            <text:p>16</text:p>
          </table:table-cell>
          <table:table-cell table:style-name="ce18" table:formula="of:=[.O163]+[.P163]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64]*[.F16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2" calcext:value-type="float">
            <text:p>12.000</text:p>
          </table:table-cell>
          <table:table-cell table:style-name="ce13" table:formula="of:=([.D164]/[.$B$9])/[.$D$2]" office:value-type="float" office:value="5.88235294117647" calcext:value-type="float">
            <text:p>5.882</text:p>
          </table:table-cell>
          <table:table-cell table:style-name="ce14" table:formula="of:=SQRT([.I164])" office:value-type="float" office:value="2.42535625036333" calcext:value-type="float">
            <text:p>2.425</text:p>
          </table:table-cell>
          <table:table-cell table:style-name="ce14" table:formula="of:=[.J164]^(1/3)" office:value-type="float" office:value="1.34356447778963" calcext:value-type="float">
            <text:p>1.344</text:p>
          </table:table-cell>
          <table:table-cell table:style-name="ce13" table:formula="of:=([.D164]/[.$B$15])/[.$D$2]" office:value-type="float" office:value="2.68456375838926" calcext:value-type="float">
            <text:p>2.685</text:p>
          </table:table-cell>
          <table:table-cell table:style-name="ce16" table:formula="of:=SQRT([.L164])" office:value-type="float" office:value="1.63846384103808" calcext:value-type="float">
            <text:p>1.638</text:p>
          </table:table-cell>
          <table:table-cell table:style-name="ce16" table:formula="of:=SQRT([.M164])" office:value-type="float" office:value="1.28002493766258" calcext:value-type="float">
            <text:p>1.280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164]-[.P164]" office:value-type="float" office:value="32" calcext:value-type="float">
            <text:p>32</text:p>
          </table:table-cell>
          <table:table-cell table:style-name="ce18" table:formula="of:=[.O164]+[.P164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65]" office:value-type="float" office:value="16" calcext:value-type="float">
            <text:p>16.000</text:p>
          </table:table-cell>
          <table:table-cell table:style-name="ce11" table:formula="of:=[.F165]" office:value-type="float" office:value="7" calcext:value-type="float">
            <text:p>7.000</text:p>
          </table:table-cell>
          <table:table-cell table:style-name="ce13" table:formula="of:=([.D165]/[.$B$9])/[.$D$2]" office:value-type="float" office:value="13.7254901960784" calcext:value-type="float">
            <text:p>13.725</text:p>
          </table:table-cell>
          <table:table-cell table:style-name="ce14" table:formula="of:=SQRT([.I165])" office:value-type="float" office:value="3.70479286817474" calcext:value-type="float">
            <text:p>3.705</text:p>
          </table:table-cell>
          <table:table-cell table:style-name="ce14" table:formula="of:=[.J165]^(1/3)" office:value-type="float" office:value="1.54734792661596" calcext:value-type="float">
            <text:p>1.547</text:p>
          </table:table-cell>
          <table:table-cell table:style-name="ce13" table:formula="of:=([.D165]/[.$B$15])/[.$D$2]" office:value-type="float" office:value="6.26398210290828" calcext:value-type="float">
            <text:p>6.264</text:p>
          </table:table-cell>
          <table:table-cell table:style-name="ce16" table:formula="of:=SQRT([.L165])" office:value-type="float" office:value="2.50279485833503" calcext:value-type="float">
            <text:p>2.503</text:p>
          </table:table-cell>
          <table:table-cell table:style-name="ce16" table:formula="of:=SQRT([.M165])" office:value-type="float" office:value="1.58202239501691" calcext:value-type="float">
            <text:p>1.582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34" calcext:value-type="float">
            <text:p>34</text:p>
          </table:table-cell>
          <table:table-cell table:style-name="ce18" table:formula="of:=[.O165]-[.P165]" office:value-type="float" office:value="60" calcext:value-type="float">
            <text:p>60</text:p>
          </table:table-cell>
          <table:table-cell table:style-name="ce18" table:formula="of:=[.O165]+[.P16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66]*[.F16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6" calcext:value-type="float">
            <text:p>6.000</text:p>
          </table:table-cell>
          <table:table-cell table:style-name="ce13" table:formula="of:=([.D166]/[.$B$9])/[.$D$2]" office:value-type="float" office:value="11.7647058823529" calcext:value-type="float">
            <text:p>11.765</text:p>
          </table:table-cell>
          <table:table-cell table:style-name="ce14" table:formula="of:=SQRT([.I166])" office:value-type="float" office:value="3.42997170285018" calcext:value-type="float">
            <text:p>3.430</text:p>
          </table:table-cell>
          <table:table-cell table:style-name="ce14" table:formula="of:=[.J166]^(1/3)" office:value-type="float" office:value="1.50810013577546" calcext:value-type="float">
            <text:p>1.508</text:p>
          </table:table-cell>
          <table:table-cell table:style-name="ce13" table:formula="of:=([.D166]/[.$B$15])/[.$D$2]" office:value-type="float" office:value="5.36912751677852" calcext:value-type="float">
            <text:p>5.369</text:p>
          </table:table-cell>
          <table:table-cell table:style-name="ce16" table:formula="of:=SQRT([.L166])" office:value-type="float" office:value="2.31713778545397" calcext:value-type="float">
            <text:p>2.317</text:p>
          </table:table-cell>
          <table:table-cell table:style-name="ce16" table:formula="of:=SQRT([.M166])" office:value-type="float" office:value="1.52221476324925" calcext:value-type="float">
            <text:p>1.522</text:p>
          </table:table-cell>
          <table:table-cell table:style-name="ce17" office:value-type="float" office:value="34.5" calcext:value-type="float">
            <text:p>34.5</text:p>
          </table:table-cell>
          <table:table-cell table:style-name="ce17" office:value-type="float" office:value="29.5" calcext:value-type="float">
            <text:p>29.5</text:p>
          </table:table-cell>
          <table:table-cell table:style-name="ce18" table:formula="of:=[.O166]-[.P166]" office:value-type="float" office:value="5" calcext:value-type="float">
            <text:p>5</text:p>
          </table:table-cell>
          <table:table-cell table:style-name="ce18" table:formula="of:=[.O166]+[.P166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6" calcext:value-type="float">
            <text:p>6.000</text:p>
          </table:table-cell>
          <table:table-cell table:style-name="ce13" table:formula="of:=([.D167]/[.$B$9])/[.$D$2]" office:value-type="float" office:value="5.88235294117647" calcext:value-type="float">
            <text:p>5.882</text:p>
          </table:table-cell>
          <table:table-cell table:style-name="ce14" table:formula="of:=SQRT([.I167])" office:value-type="float" office:value="2.42535625036333" calcext:value-type="float">
            <text:p>2.425</text:p>
          </table:table-cell>
          <table:table-cell table:style-name="ce14" table:formula="of:=[.J167]^(1/3)" office:value-type="float" office:value="1.34356447778963" calcext:value-type="float">
            <text:p>1.344</text:p>
          </table:table-cell>
          <table:table-cell table:style-name="ce13" table:formula="of:=([.D167]/[.$B$15])/[.$D$2]" office:value-type="float" office:value="2.68456375838926" calcext:value-type="float">
            <text:p>2.685</text:p>
          </table:table-cell>
          <table:table-cell table:style-name="ce16" table:formula="of:=SQRT([.L167])" office:value-type="float" office:value="1.63846384103808" calcext:value-type="float">
            <text:p>1.638</text:p>
          </table:table-cell>
          <table:table-cell table:style-name="ce16" table:formula="of:=SQRT([.M167])" office:value-type="float" office:value="1.28002493766258" calcext:value-type="float">
            <text:p>1.28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8" table:formula="of:=[.O167]-[.P167]" office:value-type="float" office:value="32" calcext:value-type="float">
            <text:p>32</text:p>
          </table:table-cell>
          <table:table-cell table:style-name="ce18" table:formula="of:=[.O167]+[.P167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168]" office:value-type="float" office:value="24" calcext:value-type="float">
            <text:p>24.000</text:p>
          </table:table-cell>
          <table:table-cell table:style-name="ce11" table:formula="of:=[.F168]" office:value-type="float" office:value="1" calcext:value-type="float">
            <text:p>1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office:value-type="float" office:value="18.5" calcext:value-type="float">
            <text:p>18.5</text:p>
          </table:table-cell>
          <table:table-cell table:style-name="ce17" office:value-type="float" office:value="13.5" calcext:value-type="float">
            <text:p>13.5</text:p>
          </table:table-cell>
          <table:table-cell table:style-name="ce18" table:formula="of:=[.O168]-[.P168]" office:value-type="float" office:value="5" calcext:value-type="float">
            <text:p>5</text:p>
          </table:table-cell>
          <table:table-cell table:style-name="ce18" table:formula="of:=[.O168]+[.P168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169]*[.F16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169]/8" office:value-type="float" office:value="1" calcext:value-type="float">
            <text:p>1.000</text:p>
          </table:table-cell>
          <table:table-cell table:style-name="ce11" table:formula="of:=[.F169]/8" office:value-type="float" office:value="1.5" calcext:value-type="float">
            <text:p>1.500</text:p>
          </table:table-cell>
          <table:table-cell table:style-name="ce13" table:formula="of:=([.D169]/[.$B$10])/[.$D$2]" office:value-type="float" office:value="0.168350168350168" calcext:value-type="float">
            <text:p>0.168</text:p>
          </table:table-cell>
          <table:table-cell table:style-name="ce14" table:formula="of:=SQRT([.I169])" office:value-type="float" office:value="0.410304969931109" calcext:value-type="float">
            <text:p>0.410</text:p>
          </table:table-cell>
          <table:table-cell table:style-name="ce14" table:formula="of:=[.J169]^(1/3)" office:value-type="float" office:value="0.743080034352471" calcext:value-type="float">
            <text:p>0.743</text:p>
          </table:table-cell>
          <table:table-cell table:style-name="ce13" table:formula="of:=([.D169]/[.$B$15])/[.$D$2]" office:value-type="float" office:value="0.671140939597315" calcext:value-type="float">
            <text:p>0.671</text:p>
          </table:table-cell>
          <table:table-cell table:style-name="ce16" table:formula="of:=SQRT([.L169])" office:value-type="float" office:value="0.81923192051904" calcext:value-type="float">
            <text:p>0.819</text:p>
          </table:table-cell>
          <table:table-cell table:style-name="ce16" table:formula="of:=SQRT([.M169])" office:value-type="float" office:value="0.905114313509095" calcext:value-type="float">
            <text:p>0.90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169]-[.P169]" office:value-type="float" office:value="32" calcext:value-type="float">
            <text:p>32</text:p>
          </table:table-cell>
          <table:table-cell table:style-name="ce18" table:formula="of:=[.O169]+[.P169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1]*[.F17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171]" office:value-type="float" office:value="7" calcext:value-type="float">
            <text:p>7.000</text:p>
          </table:table-cell>
          <table:table-cell table:style-name="ce11" table:formula="of:=[.F171]" office:value-type="float" office:value="35" calcext:value-type="float">
            <text:p>35.000</text:p>
          </table:table-cell>
          <table:table-cell table:style-name="ce13" table:formula="of:=([.D171]/[.$B$10])/[.$D$2]" office:value-type="float" office:value="3.4371492704826" calcext:value-type="float">
            <text:p>3.437</text:p>
          </table:table-cell>
          <table:table-cell table:style-name="ce14" table:formula="of:=SQRT([.I171])" office:value-type="float" office:value="1.85395503464421" calcext:value-type="float">
            <text:p>1.854</text:p>
          </table:table-cell>
          <table:table-cell table:style-name="ce14" table:formula="of:=[.J171]^(1/3)" office:value-type="float" office:value="1.2284752151617" calcext:value-type="float">
            <text:p>1.228</text:p>
          </table:table-cell>
          <table:table-cell table:style-name="ce13" table:formula="of:=([.D171]/[.$B$15])/[.$D$2]" office:value-type="float" office:value="13.7024608501119" calcext:value-type="float">
            <text:p>13.702</text:p>
          </table:table-cell>
          <table:table-cell table:style-name="ce16" table:formula="of:=SQRT([.L171])" office:value-type="float" office:value="3.70168351566039" calcext:value-type="float">
            <text:p>3.702</text:p>
          </table:table-cell>
          <table:table-cell table:style-name="ce16" table:formula="of:=SQRT([.M171])" office:value-type="float" office:value="1.92397596545809" calcext:value-type="float">
            <text:p>1.924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2" calcext:value-type="float">
            <text:p>42</text:p>
          </table:table-cell>
          <table:table-cell table:style-name="ce18" table:formula="of:=[.O171]-[.P171]" office:value-type="float" office:value="6" calcext:value-type="float">
            <text:p>6</text:p>
          </table:table-cell>
          <table:table-cell table:style-name="ce18" table:formula="of:=[.O171]+[.P171]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2]*[.F17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30" calcext:value-type="float">
            <text:p>30.000</text:p>
          </table:table-cell>
          <table:table-cell table:style-name="ce13" table:formula="of:=([.D172]/[.$B$10])/[.$D$2]" office:value-type="float" office:value="2.94612794612795" calcext:value-type="float">
            <text:p>2.946</text:p>
          </table:table-cell>
          <table:table-cell table:style-name="ce14" table:formula="of:=SQRT([.I172])" office:value-type="float" office:value="1.71642883514812" calcext:value-type="float">
            <text:p>1.716</text:p>
          </table:table-cell>
          <table:table-cell table:style-name="ce14" table:formula="of:=[.J172]^(1/3)" office:value-type="float" office:value="1.19731548859467" calcext:value-type="float">
            <text:p>1.197</text:p>
          </table:table-cell>
          <table:table-cell table:style-name="ce13" table:formula="of:=([.D172]/[.$B$15])/[.$D$2]" office:value-type="float" office:value="11.744966442953" calcext:value-type="float">
            <text:p>11.745</text:p>
          </table:table-cell>
          <table:table-cell table:style-name="ce16" table:formula="of:=SQRT([.L172])" office:value-type="float" office:value="3.42709300179511" calcext:value-type="float">
            <text:p>3.427</text:p>
          </table:table-cell>
          <table:table-cell table:style-name="ce16" table:formula="of:=SQRT([.M172])" office:value-type="float" office:value="1.85124093564158" calcext:value-type="float">
            <text:p>1.85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2" calcext:value-type="float">
            <text:p>42</text:p>
          </table:table-cell>
          <table:table-cell table:style-name="ce18" table:formula="of:=[.O172]-[.P172]" office:value-type="float" office:value="6" calcext:value-type="float">
            <text:p>6</text:p>
          </table:table-cell>
          <table:table-cell table:style-name="ce18" table:formula="of:=[.O172]+[.P172]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173]*[.F17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8" calcext:value-type="float">
            <text:p>8.000</text:p>
          </table:table-cell>
          <table:table-cell table:style-name="ce13" table:formula="of:=([.D173]/[.$B$10])/[.$D$2]" office:value-type="float" office:value="0.448933782267116" calcext:value-type="float">
            <text:p>0.449</text:p>
          </table:table-cell>
          <table:table-cell table:style-name="ce14" table:formula="of:=SQRT([.I173])" office:value-type="float" office:value="0.670025210172808" calcext:value-type="float">
            <text:p>0.670</text:p>
          </table:table-cell>
          <table:table-cell table:style-name="ce14" table:formula="of:=[.J173]^(1/3)" office:value-type="float" office:value="0.875044987149987" calcext:value-type="float">
            <text:p>0.875</text:p>
          </table:table-cell>
          <table:table-cell table:style-name="ce13" table:formula="of:=([.D173]/[.$B$15])/[.$D$2]" office:value-type="float" office:value="1.78970917225951" calcext:value-type="float">
            <text:p>1.790</text:p>
          </table:table-cell>
          <table:table-cell table:style-name="ce16" table:formula="of:=SQRT([.L173])" office:value-type="float" office:value="1.3378001241813" calcext:value-type="float">
            <text:p>1.338</text:p>
          </table:table-cell>
          <table:table-cell table:style-name="ce16" table:formula="of:=SQRT([.M173])" office:value-type="float" office:value="1.15663309834247" calcext:value-type="float">
            <text:p>1.157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5" calcext:value-type="float">
            <text:p>15</text:p>
          </table:table-cell>
          <table:table-cell table:style-name="ce18" table:formula="of:=[.O173]-[.P173]" office:value-type="float" office:value="5" calcext:value-type="float">
            <text:p>5</text:p>
          </table:table-cell>
          <table:table-cell table:style-name="ce18" table:formula="of:=[.O173]+[.P173]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74]" office:value-type="float" office:value="4" calcext:value-type="float">
            <text:p>4.000</text:p>
          </table:table-cell>
          <table:table-cell table:style-name="ce11" table:formula="of:=[.F174]" office:value-type="float" office:value="4" calcext:value-type="float">
            <text:p>4.000</text:p>
          </table:table-cell>
          <table:table-cell table:style-name="ce13" table:formula="of:=([.D174]/[.$B$10])/[.$D$2]" office:value-type="float" office:value="0.224466891133558" calcext:value-type="float">
            <text:p>0.224</text:p>
          </table:table-cell>
          <table:table-cell table:style-name="ce14" table:formula="of:=SQRT([.I174])" office:value-type="float" office:value="0.473779369679134" calcext:value-type="float">
            <text:p>0.474</text:p>
          </table:table-cell>
          <table:table-cell table:style-name="ce14" table:formula="of:=[.J174]^(1/3)" office:value-type="float" office:value="0.779576457367053" calcext:value-type="float">
            <text:p>0.780</text:p>
          </table:table-cell>
          <table:table-cell table:style-name="ce13" table:formula="of:=([.D174]/[.$B$15])/[.$D$2]" office:value-type="float" office:value="0.894854586129754" calcext:value-type="float">
            <text:p>0.895</text:p>
          </table:table-cell>
          <table:table-cell table:style-name="ce16" table:formula="of:=SQRT([.L174])" office:value-type="float" office:value="0.945967539680804" calcext:value-type="float">
            <text:p>0.946</text:p>
          </table:table-cell>
          <table:table-cell table:style-name="ce16" table:formula="of:=SQRT([.M174])" office:value-type="float" office:value="0.97260862615998" calcext:value-type="float">
            <text:p>0.97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7" calcext:value-type="float">
            <text:p>7</text:p>
          </table:table-cell>
          <table:table-cell table:style-name="ce18" table:formula="of:=[.O174]-[.P174]" office:value-type="float" office:value="6" calcext:value-type="float">
            <text:p>6</text:p>
          </table:table-cell>
          <table:table-cell table:style-name="ce18" table:formula="of:=[.O174]+[.P174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175]*[.F17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7" calcext:value-type="float">
            <text:p>7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3])/[.$D$2]" office:value-type="float" office:value="0.665905631659056" calcext:value-type="float">
            <text:p>0.666</text:p>
          </table:table-cell>
          <table:table-cell table:style-name="ce14" table:formula="of:=SQRT([.I175])" office:value-type="float" office:value="0.81603041098911" calcext:value-type="float">
            <text:p>0.816</text:p>
          </table:table-cell>
          <table:table-cell table:style-name="ce14" table:formula="of:=[.J175]^(1/3)" office:value-type="float" office:value="0.934477354198254" calcext:value-type="float">
            <text:p>0.934</text:p>
          </table:table-cell>
          <table:table-cell table:style-name="ce13" table:formula="of:=([.D175]/[.$B$15])/[.$D$2]" office:value-type="float" office:value="1.95749440715884" calcext:value-type="float">
            <text:p>1.957</text:p>
          </table:table-cell>
          <table:table-cell table:style-name="ce16" table:formula="of:=SQRT([.L175])" office:value-type="float" office:value="1.39910485924352" calcext:value-type="float">
            <text:p>1.399</text:p>
          </table:table-cell>
          <table:table-cell table:style-name="ce16" table:formula="of:=SQRT([.M175])" office:value-type="float" office:value="1.1828376301266" calcext:value-type="float">
            <text:p>1.183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56" calcext:value-type="float">
            <text:p>56</text:p>
          </table:table-cell>
          <table:table-cell table:style-name="ce18" table:formula="of:=[.O175]-[.P175]" office:value-type="float" office:value="16" calcext:value-type="float">
            <text:p>16</text:p>
          </table:table-cell>
          <table:table-cell table:style-name="ce18" table:formula="of:=[.O175]+[.P175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177]*[.F1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177]" office:value-type="float" office:value="1" calcext:value-type="float">
            <text:p>1.000</text:p>
          </table:table-cell>
          <table:table-cell table:style-name="ce11" table:formula="of:=[.F177]" office:value-type="float" office:value="8" calcext:value-type="float">
            <text:p>8.000</text:p>
          </table:table-cell>
          <table:table-cell table:style-name="ce13" table:formula="of:=([.D177]/[.$B$9])/[.$D$2]" office:value-type="float" office:value="0.980392156862745" calcext:value-type="float">
            <text:p>0.980</text:p>
          </table:table-cell>
          <table:table-cell table:style-name="ce14" table:formula="of:=SQRT([.I177])" office:value-type="float" office:value="0.990147542976674" calcext:value-type="float">
            <text:p>0.990</text:p>
          </table:table-cell>
          <table:table-cell table:style-name="ce14" table:formula="of:=[.J177]^(1/3)" office:value-type="float" office:value="0.996705002575468" calcext:value-type="float">
            <text:p>0.997</text:p>
          </table:table-cell>
          <table:table-cell table:style-name="ce13" table:formula="of:=([.D177]/[.$B$15])/[.$D$2]" office:value-type="float" office:value="0.447427293064877" calcext:value-type="float">
            <text:p>0.447</text:p>
          </table:table-cell>
          <table:table-cell table:style-name="ce16" table:formula="of:=SQRT([.L177])" office:value-type="float" office:value="0.668900062090651" calcext:value-type="float">
            <text:p>0.669</text:p>
          </table:table-cell>
          <table:table-cell table:style-name="ce16" table:formula="of:=SQRT([.M177])" office:value-type="float" office:value="0.817863107182768" calcext:value-type="float">
            <text:p>0.81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O177]-[.P177]" office:value-type="float" office:value="34" calcext:value-type="float">
            <text:p>34</text:p>
          </table:table-cell>
          <table:table-cell table:style-name="ce18" table:formula="of:=[.O177]+[.P177]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178]*[.F17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2" calcext:value-type="float">
            <text:p>12.000</text:p>
          </table:table-cell>
          <table:table-cell table:style-name="ce13" table:formula="of:=([.D178]/[.$B$9])/[.$D$2]" office:value-type="float" office:value="1.47058823529412" calcext:value-type="float">
            <text:p>1.471</text:p>
          </table:table-cell>
          <table:table-cell table:style-name="ce14" table:formula="of:=SQRT([.I178])" office:value-type="float" office:value="1.21267812518166" calcext:value-type="float">
            <text:p>1.213</text:p>
          </table:table-cell>
          <table:table-cell table:style-name="ce14" table:formula="of:=[.J178]^(1/3)" office:value-type="float" office:value="1.06638783271518" calcext:value-type="float">
            <text:p>1.066</text:p>
          </table:table-cell>
          <table:table-cell table:style-name="ce13" table:formula="of:=([.D178]/[.$B$15])/[.$D$2]" office:value-type="float" office:value="0.671140939597315" calcext:value-type="float">
            <text:p>0.671</text:p>
          </table:table-cell>
          <table:table-cell table:style-name="ce16" table:formula="of:=SQRT([.L178])" office:value-type="float" office:value="0.81923192051904" calcext:value-type="float">
            <text:p>0.819</text:p>
          </table:table-cell>
          <table:table-cell table:style-name="ce16" table:formula="of:=SQRT([.M178])" office:value-type="float" office:value="0.905114313509095" calcext:value-type="float">
            <text:p>0.905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78]-[.P178]" office:value-type="float" office:value="6" calcext:value-type="float">
            <text:p>6</text:p>
          </table:table-cell>
          <table:table-cell table:style-name="ce18" table:formula="of:=[.O178]+[.P178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179]*[.F17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79]" office:value-type="float" office:value="5" calcext:value-type="float">
            <text:p>5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9])/[.$D$2]" office:value-type="float" office:value="0.612745098039216" calcext:value-type="float">
            <text:p>0.613</text:p>
          </table:table-cell>
          <table:table-cell table:style-name="ce14" table:formula="of:=SQRT([.I179])" office:value-type="float" office:value="0.782780363856437" calcext:value-type="float">
            <text:p>0.783</text:p>
          </table:table-cell>
          <table:table-cell table:style-name="ce14" table:formula="of:=[.J179]^(1/3)" office:value-type="float" office:value="0.921608859337478" calcext:value-type="float">
            <text:p>0.922</text:p>
          </table:table-cell>
          <table:table-cell table:style-name="ce13" table:formula="of:=([.D179]/[.$B$15])/[.$D$2]" office:value-type="float" office:value="0.279642058165548" calcext:value-type="float">
            <text:p>0.280</text:p>
          </table:table-cell>
          <table:table-cell table:style-name="ce16" table:formula="of:=SQRT([.L179])" office:value-type="float" office:value="0.528811930808627" calcext:value-type="float">
            <text:p>0.529</text:p>
          </table:table-cell>
          <table:table-cell table:style-name="ce16" table:formula="of:=SQRT([.M179])" office:value-type="float" office:value="0.727194561866786" calcext:value-type="float">
            <text:p>0.72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79]-[.P179]" office:value-type="float" office:value="6" calcext:value-type="float">
            <text:p>6</text:p>
          </table:table-cell>
          <table:table-cell table:style-name="ce18" table:formula="of:=[.O179]+[.P179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0]" office:value-type="float" office:value="5" calcext:value-type="float">
            <text:p>5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9])/[.$D$2]" office:value-type="float" office:value="0.612745098039216" calcext:value-type="float">
            <text:p>0.613</text:p>
          </table:table-cell>
          <table:table-cell table:style-name="ce14" table:formula="of:=SQRT([.I180])" office:value-type="float" office:value="0.782780363856437" calcext:value-type="float">
            <text:p>0.783</text:p>
          </table:table-cell>
          <table:table-cell table:style-name="ce14" table:formula="of:=[.J180]^(1/3)" office:value-type="float" office:value="0.921608859337478" calcext:value-type="float">
            <text:p>0.922</text:p>
          </table:table-cell>
          <table:table-cell table:style-name="ce13" table:formula="of:=([.D180]/[.$B$15])/[.$D$2]" office:value-type="float" office:value="0.279642058165548" calcext:value-type="float">
            <text:p>0.280</text:p>
          </table:table-cell>
          <table:table-cell table:style-name="ce16" table:formula="of:=SQRT([.L180])" office:value-type="float" office:value="0.528811930808627" calcext:value-type="float">
            <text:p>0.529</text:p>
          </table:table-cell>
          <table:table-cell table:style-name="ce16" table:formula="of:=SQRT([.M180])" office:value-type="float" office:value="0.727194561866786" calcext:value-type="float">
            <text:p>0.72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80]-[.P180]" office:value-type="float" office:value="6" calcext:value-type="float">
            <text:p>6</text:p>
          </table:table-cell>
          <table:table-cell table:style-name="ce18" table:formula="of:=[.O180]+[.P180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1]" office:value-type="float" office:value="5" calcext:value-type="float">
            <text:p>5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9])/[.$D$2]" office:value-type="float" office:value="0.612745098039216" calcext:value-type="float">
            <text:p>0.613</text:p>
          </table:table-cell>
          <table:table-cell table:style-name="ce14" table:formula="of:=SQRT([.I181])" office:value-type="float" office:value="0.782780363856437" calcext:value-type="float">
            <text:p>0.783</text:p>
          </table:table-cell>
          <table:table-cell table:style-name="ce14" table:formula="of:=[.J181]^(1/3)" office:value-type="float" office:value="0.921608859337478" calcext:value-type="float">
            <text:p>0.922</text:p>
          </table:table-cell>
          <table:table-cell table:style-name="ce13" table:formula="of:=([.D181]/[.$B$15])/[.$D$2]" office:value-type="float" office:value="0.279642058165548" calcext:value-type="float">
            <text:p>0.280</text:p>
          </table:table-cell>
          <table:table-cell table:style-name="ce16" table:formula="of:=SQRT([.L181])" office:value-type="float" office:value="0.528811930808627" calcext:value-type="float">
            <text:p>0.529</text:p>
          </table:table-cell>
          <table:table-cell table:style-name="ce16" table:formula="of:=SQRT([.M181])" office:value-type="float" office:value="0.727194561866786" calcext:value-type="float">
            <text:p>0.72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81]-[.P181]" office:value-type="float" office:value="6" calcext:value-type="float">
            <text:p>6</text:p>
          </table:table-cell>
          <table:table-cell table:style-name="ce18" table:formula="of:=[.O181]+[.P181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2]" office:value-type="float" office:value="5" calcext:value-type="float">
            <text:p>5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9])/[.$D$2]" office:value-type="float" office:value="0.612745098039216" calcext:value-type="float">
            <text:p>0.613</text:p>
          </table:table-cell>
          <table:table-cell table:style-name="ce14" table:formula="of:=SQRT([.I182])" office:value-type="float" office:value="0.782780363856437" calcext:value-type="float">
            <text:p>0.783</text:p>
          </table:table-cell>
          <table:table-cell table:style-name="ce14" table:formula="of:=[.J182]^(1/3)" office:value-type="float" office:value="0.921608859337478" calcext:value-type="float">
            <text:p>0.922</text:p>
          </table:table-cell>
          <table:table-cell table:style-name="ce13" table:formula="of:=([.D182]/[.$B$15])/[.$D$2]" office:value-type="float" office:value="0.279642058165548" calcext:value-type="float">
            <text:p>0.280</text:p>
          </table:table-cell>
          <table:table-cell table:style-name="ce16" table:formula="of:=SQRT([.L182])" office:value-type="float" office:value="0.528811930808627" calcext:value-type="float">
            <text:p>0.529</text:p>
          </table:table-cell>
          <table:table-cell table:style-name="ce16" table:formula="of:=SQRT([.M182])" office:value-type="float" office:value="0.727194561866786" calcext:value-type="float">
            <text:p>0.72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82]-[.P182]" office:value-type="float" office:value="6" calcext:value-type="float">
            <text:p>6</text:p>
          </table:table-cell>
          <table:table-cell table:style-name="ce18" table:formula="of:=[.O182]+[.P182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3]" office:value-type="float" office:value="5" calcext:value-type="float">
            <text:p>5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9])/[.$D$2]" office:value-type="float" office:value="0.612745098039216" calcext:value-type="float">
            <text:p>0.613</text:p>
          </table:table-cell>
          <table:table-cell table:style-name="ce14" table:formula="of:=SQRT([.I183])" office:value-type="float" office:value="0.782780363856437" calcext:value-type="float">
            <text:p>0.783</text:p>
          </table:table-cell>
          <table:table-cell table:style-name="ce14" table:formula="of:=[.J183]^(1/3)" office:value-type="float" office:value="0.921608859337478" calcext:value-type="float">
            <text:p>0.922</text:p>
          </table:table-cell>
          <table:table-cell table:style-name="ce13" table:formula="of:=([.D183]/[.$B$15])/[.$D$2]" office:value-type="float" office:value="0.279642058165548" calcext:value-type="float">
            <text:p>0.280</text:p>
          </table:table-cell>
          <table:table-cell table:style-name="ce16" table:formula="of:=SQRT([.L183])" office:value-type="float" office:value="0.528811930808627" calcext:value-type="float">
            <text:p>0.529</text:p>
          </table:table-cell>
          <table:table-cell table:style-name="ce16" table:formula="of:=SQRT([.M183])" office:value-type="float" office:value="0.727194561866786" calcext:value-type="float">
            <text:p>0.72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83]-[.P183]" office:value-type="float" office:value="6" calcext:value-type="float">
            <text:p>6</text:p>
          </table:table-cell>
          <table:table-cell table:style-name="ce18" table:formula="of:=[.O183]+[.P18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4]" office:value-type="float" office:value="5" calcext:value-type="float">
            <text:p>5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0.612745098039216" calcext:value-type="float">
            <text:p>0.613</text:p>
          </table:table-cell>
          <table:table-cell table:style-name="ce14" table:formula="of:=SQRT([.I184])" office:value-type="float" office:value="0.782780363856437" calcext:value-type="float">
            <text:p>0.783</text:p>
          </table:table-cell>
          <table:table-cell table:style-name="ce14" table:formula="of:=[.J184]^(1/3)" office:value-type="float" office:value="0.921608859337478" calcext:value-type="float">
            <text:p>0.922</text:p>
          </table:table-cell>
          <table:table-cell table:style-name="ce13" table:formula="of:=([.D184]/[.$B$15])/[.$D$2]" office:value-type="float" office:value="0.279642058165548" calcext:value-type="float">
            <text:p>0.280</text:p>
          </table:table-cell>
          <table:table-cell table:style-name="ce16" table:formula="of:=SQRT([.L184])" office:value-type="float" office:value="0.528811930808627" calcext:value-type="float">
            <text:p>0.529</text:p>
          </table:table-cell>
          <table:table-cell table:style-name="ce16" table:formula="of:=SQRT([.M184])" office:value-type="float" office:value="0.727194561866786" calcext:value-type="float">
            <text:p>0.72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1" calcext:value-type="float">
            <text:p>61</text:p>
          </table:table-cell>
          <table:table-cell table:style-name="ce18" table:formula="of:=[.O184]-[.P184]" office:value-type="float" office:value="6" calcext:value-type="float">
            <text:p>6</text:p>
          </table:table-cell>
          <table:table-cell table:style-name="ce18" table:formula="of:=[.O184]+[.P184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86]*[.F18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186]" office:value-type="float" office:value="8" calcext:value-type="float">
            <text:p>8.000</text:p>
          </table:table-cell>
          <table:table-cell table:style-name="ce11" table:formula="of:=[.F186]" office:value-type="float" office:value="10" calcext:value-type="float">
            <text:p>10.000</text:p>
          </table:table-cell>
          <table:table-cell table:style-name="ce13" table:formula="of:=([.D186]/[.$B$10])/[.$D$2]" office:value-type="float" office:value="1.12233445566779" calcext:value-type="float">
            <text:p>1.122</text:p>
          </table:table-cell>
          <table:table-cell table:style-name="ce14" table:formula="of:=SQRT([.I186])" office:value-type="float" office:value="1.05940287693955" calcext:value-type="float">
            <text:p>1.059</text:p>
          </table:table-cell>
          <table:table-cell table:style-name="ce14" table:formula="of:=[.J186]^(1/3)" office:value-type="float" office:value="1.01942132912398" calcext:value-type="float">
            <text:p>1.019</text:p>
          </table:table-cell>
          <table:table-cell table:style-name="ce13" table:formula="of:=([.D186]/[.$B$15])/[.$D$2]" office:value-type="float" office:value="4.47427293064877" calcext:value-type="float">
            <text:p>4.474</text:p>
          </table:table-cell>
          <table:table-cell table:style-name="ce16" table:formula="of:=SQRT([.L186])" office:value-type="float" office:value="2.11524772323451" calcext:value-type="float">
            <text:p>2.115</text:p>
          </table:table-cell>
          <table:table-cell table:style-name="ce16" table:formula="of:=SQRT([.M186])" office:value-type="float" office:value="1.45438912373357" calcext:value-type="float">
            <text:p>1.454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28" calcext:value-type="float">
            <text:p>28</text:p>
          </table:table-cell>
          <table:table-cell table:style-name="ce18" table:formula="of:=[.O186]-[.P186]" office:value-type="float" office:value="40" calcext:value-type="float">
            <text:p>40</text:p>
          </table:table-cell>
          <table:table-cell table:style-name="ce18" table:formula="of:=[.O186]+[.P186]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87]*[.F18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8" calcext:value-type="float">
            <text:p>8.000</text:p>
          </table:table-cell>
          <table:table-cell table:style-name="ce13" table:formula="of:=([.D187]/[.$B$10])/[.$D$2]" office:value-type="float" office:value="0.897867564534231" calcext:value-type="float">
            <text:p>0.898</text:p>
          </table:table-cell>
          <table:table-cell table:style-name="ce14" table:formula="of:=SQRT([.I187])" office:value-type="float" office:value="0.947558739358268" calcext:value-type="float">
            <text:p>0.948</text:p>
          </table:table-cell>
          <table:table-cell table:style-name="ce14" table:formula="of:=[.J187]^(1/3)" office:value-type="float" office:value="0.982204788639224" calcext:value-type="float">
            <text:p>0.982</text:p>
          </table:table-cell>
          <table:table-cell table:style-name="ce13" table:formula="of:=([.D187]/[.$B$15])/[.$D$2]" office:value-type="float" office:value="3.57941834451902" calcext:value-type="float">
            <text:p>3.579</text:p>
          </table:table-cell>
          <table:table-cell table:style-name="ce16" table:formula="of:=SQRT([.L187])" office:value-type="float" office:value="1.89193507936161" calcext:value-type="float">
            <text:p>1.892</text:p>
          </table:table-cell>
          <table:table-cell table:style-name="ce16" table:formula="of:=SQRT([.M187])" office:value-type="float" office:value="1.37547630999651" calcext:value-type="float">
            <text:p>1.375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[.O187]-[.P187]" office:value-type="float" office:value="21" calcext:value-type="float">
            <text:p>21</text:p>
          </table:table-cell>
          <table:table-cell table:style-name="ce18" table:formula="of:=[.O187]+[.P187]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88]*[.F18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88]" office:value-type="float" office:value="8" calcext:value-type="float">
            <text:p>8.000</text:p>
          </table:table-cell>
          <table:table-cell table:style-name="ce11" table:formula="of:=[.F188]" office:value-type="float" office:value="6" calcext:value-type="float">
            <text:p>6.000</text:p>
          </table:table-cell>
          <table:table-cell table:style-name="ce13" table:formula="of:=([.D188]/[.$B$10])/[.$D$2]" office:value-type="float" office:value="0.673400673400673" calcext:value-type="float">
            <text:p>0.673</text:p>
          </table:table-cell>
          <table:table-cell table:style-name="ce14" table:formula="of:=SQRT([.I188])" office:value-type="float" office:value="0.820609939862218" calcext:value-type="float">
            <text:p>0.821</text:p>
          </table:table-cell>
          <table:table-cell table:style-name="ce14" table:formula="of:=[.J188]^(1/3)" office:value-type="float" office:value="0.936222177037284" calcext:value-type="float">
            <text:p>0.936</text:p>
          </table:table-cell>
          <table:table-cell table:style-name="ce13" table:formula="of:=([.D188]/[.$B$15])/[.$D$2]" office:value-type="float" office:value="2.68456375838926" calcext:value-type="float">
            <text:p>2.685</text:p>
          </table:table-cell>
          <table:table-cell table:style-name="ce16" table:formula="of:=SQRT([.L188])" office:value-type="float" office:value="1.63846384103808" calcext:value-type="float">
            <text:p>1.638</text:p>
          </table:table-cell>
          <table:table-cell table:style-name="ce16" table:formula="of:=SQRT([.M188])" office:value-type="float" office:value="1.28002493766258" calcext:value-type="float">
            <text:p>1.28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[.O188]-[.P188]" office:value-type="float" office:value="6" calcext:value-type="float">
            <text:p>6</text:p>
          </table:table-cell>
          <table:table-cell table:style-name="ce18" table:formula="of:=[.O188]+[.P188]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89]*[.F18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8" calcext:value-type="float">
            <text:p>8.000</text:p>
          </table:table-cell>
          <table:table-cell table:style-name="ce13" table:formula="of:=([.D189]/[.$B$10])/[.$D$2]" office:value-type="float" office:value="0.897867564534231" calcext:value-type="float">
            <text:p>0.898</text:p>
          </table:table-cell>
          <table:table-cell table:style-name="ce14" table:formula="of:=SQRT([.I189])" office:value-type="float" office:value="0.947558739358268" calcext:value-type="float">
            <text:p>0.948</text:p>
          </table:table-cell>
          <table:table-cell table:style-name="ce14" table:formula="of:=[.J189]^(1/3)" office:value-type="float" office:value="0.982204788639224" calcext:value-type="float">
            <text:p>0.982</text:p>
          </table:table-cell>
          <table:table-cell table:style-name="ce13" table:formula="of:=([.D189]/[.$B$15])/[.$D$2]" office:value-type="float" office:value="3.57941834451902" calcext:value-type="float">
            <text:p>3.579</text:p>
          </table:table-cell>
          <table:table-cell table:style-name="ce16" table:formula="of:=SQRT([.L189])" office:value-type="float" office:value="1.89193507936161" calcext:value-type="float">
            <text:p>1.892</text:p>
          </table:table-cell>
          <table:table-cell table:style-name="ce16" table:formula="of:=SQRT([.M189])" office:value-type="float" office:value="1.37547630999651" calcext:value-type="float">
            <text:p>1.37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[.O189]-[.P189]" office:value-type="float" office:value="11" calcext:value-type="float">
            <text:p>11</text:p>
          </table:table-cell>
          <table:table-cell table:style-name="ce18" table:formula="of:=[.O189]+[.P189]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190]*[.F19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90]" office:value-type="float" office:value="4" calcext:value-type="float">
            <text:p>4.000</text:p>
          </table:table-cell>
          <table:table-cell table:style-name="ce11" table:formula="of:=[.F190]" office:value-type="float" office:value="3" calcext:value-type="float">
            <text:p>3.000</text:p>
          </table:table-cell>
          <table:table-cell table:style-name="ce13" table:formula="of:=([.D190]/[.$B$10])/[.$D$2]" office:value-type="float" office:value="0.168350168350168" calcext:value-type="float">
            <text:p>0.168</text:p>
          </table:table-cell>
          <table:table-cell table:style-name="ce14" table:formula="of:=SQRT([.I190])" office:value-type="float" office:value="0.410304969931109" calcext:value-type="float">
            <text:p>0.410</text:p>
          </table:table-cell>
          <table:table-cell table:style-name="ce14" table:formula="of:=[.J190]^(1/3)" office:value-type="float" office:value="0.743080034352471" calcext:value-type="float">
            <text:p>0.743</text:p>
          </table:table-cell>
          <table:table-cell table:style-name="ce13" table:formula="of:=([.D190]/[.$B$15])/[.$D$2]" office:value-type="float" office:value="0.671140939597315" calcext:value-type="float">
            <text:p>0.671</text:p>
          </table:table-cell>
          <table:table-cell table:style-name="ce16" table:formula="of:=SQRT([.L190])" office:value-type="float" office:value="0.81923192051904" calcext:value-type="float">
            <text:p>0.819</text:p>
          </table:table-cell>
          <table:table-cell table:style-name="ce16" table:formula="of:=SQRT([.M190])" office:value-type="float" office:value="0.905114313509095" calcext:value-type="float">
            <text:p>0.90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7" calcext:value-type="float">
            <text:p>7</text:p>
          </table:table-cell>
          <table:table-cell table:style-name="ce18" table:formula="of:=[.O190]-[.P190]" office:value-type="float" office:value="6" calcext:value-type="float">
            <text:p>6</text:p>
          </table:table-cell>
          <table:table-cell table:style-name="ce18" table:formula="of:=[.O190]+[.P190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191]*[.F19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91]" office:value-type="float" office:value="3" calcext:value-type="float">
            <text:p>3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0])/[.$D$2]" office:value-type="float" office:value="0.0420875420875421" calcext:value-type="float">
            <text:p>0.042</text:p>
          </table:table-cell>
          <table:table-cell table:style-name="ce14" table:formula="of:=SQRT([.I191])" office:value-type="float" office:value="0.205152484965555" calcext:value-type="float">
            <text:p>0.205</text:p>
          </table:table-cell>
          <table:table-cell table:style-name="ce14" table:formula="of:=[.J191]^(1/3)" office:value-type="float" office:value="0.589783014113839" calcext:value-type="float">
            <text:p>0.590</text:p>
          </table:table-cell>
          <table:table-cell table:style-name="ce13" table:formula="of:=([.D191]/[.$B$15])/[.$D$2]" office:value-type="float" office:value="0.167785234899329" calcext:value-type="float">
            <text:p>0.168</text:p>
          </table:table-cell>
          <table:table-cell table:style-name="ce16" table:formula="of:=SQRT([.L191])" office:value-type="float" office:value="0.40961596025952" calcext:value-type="float">
            <text:p>0.410</text:p>
          </table:table-cell>
          <table:table-cell table:style-name="ce16" table:formula="of:=SQRT([.M191])" office:value-type="float" office:value="0.640012468831288" calcext:value-type="float">
            <text:p>0.64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" calcext:value-type="float">
            <text:p>12</text:p>
          </table:table-cell>
          <table:table-cell table:style-name="ce18" table:formula="of:=[.O191]-[.P191]" office:value-type="float" office:value="6" calcext:value-type="float">
            <text:p>6</text:p>
          </table:table-cell>
          <table:table-cell table:style-name="ce18" table:formula="of:=[.O191]+[.P191]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93]*[.F19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2" calcext:value-type="float">
            <text:p>2.000</text:p>
          </table:table-cell>
          <table:table-cell table:style-name="ce13" table:formula="of:=([.D193]/[.$B$10])/[.$D$2]" office:value-type="float" office:value="0.224466891133558" calcext:value-type="float">
            <text:p>0.224</text:p>
          </table:table-cell>
          <table:table-cell table:style-name="ce14" table:formula="of:=SQRT([.I193])" office:value-type="float" office:value="0.473779369679134" calcext:value-type="float">
            <text:p>0.474</text:p>
          </table:table-cell>
          <table:table-cell table:style-name="ce14" table:formula="of:=[.J193]^(1/3)" office:value-type="float" office:value="0.779576457367053" calcext:value-type="float">
            <text:p>0.780</text:p>
          </table:table-cell>
          <table:table-cell table:style-name="ce13" table:formula="of:=([.D193]/[.$B$15])/[.$D$2]" office:value-type="float" office:value="0.894854586129754" calcext:value-type="float">
            <text:p>0.895</text:p>
          </table:table-cell>
          <table:table-cell table:style-name="ce16" table:formula="of:=SQRT([.L193])" office:value-type="float" office:value="0.945967539680804" calcext:value-type="float">
            <text:p>0.946</text:p>
          </table:table-cell>
          <table:table-cell table:style-name="ce16" table:formula="of:=SQRT([.M193])" office:value-type="float" office:value="0.97260862615998" calcext:value-type="float">
            <text:p>0.97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" calcext:value-type="float">
            <text:p>20</text:p>
          </table:table-cell>
          <table:table-cell table:style-name="ce18" table:formula="of:=[.O193]-[.P193]" office:value-type="float" office:value="20" calcext:value-type="float">
            <text:p>20</text:p>
          </table:table-cell>
          <table:table-cell table:style-name="ce18" table:formula="of:=[.O193]+[.P193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4]" office:value-type="float" office:value="8" calcext:value-type="float">
            <text:p>8.000</text:p>
          </table:table-cell>
          <table:table-cell table:style-name="ce11" table:formula="of:=[.F194]" office:value-type="float" office:value="2" calcext:value-type="float">
            <text:p>2.000</text:p>
          </table:table-cell>
          <table:table-cell table:style-name="ce13" table:formula="of:=([.D194]/[.$B$10])/[.$D$2]" office:value-type="float" office:value="0.224466891133558" calcext:value-type="float">
            <text:p>0.224</text:p>
          </table:table-cell>
          <table:table-cell table:style-name="ce14" table:formula="of:=SQRT([.I194])" office:value-type="float" office:value="0.473779369679134" calcext:value-type="float">
            <text:p>0.474</text:p>
          </table:table-cell>
          <table:table-cell table:style-name="ce14" table:formula="of:=[.J194]^(1/3)" office:value-type="float" office:value="0.779576457367053" calcext:value-type="float">
            <text:p>0.780</text:p>
          </table:table-cell>
          <table:table-cell table:style-name="ce13" table:formula="of:=([.D194]/[.$B$15])/[.$D$2]" office:value-type="float" office:value="0.894854586129754" calcext:value-type="float">
            <text:p>0.895</text:p>
          </table:table-cell>
          <table:table-cell table:style-name="ce16" table:formula="of:=SQRT([.L194])" office:value-type="float" office:value="0.945967539680804" calcext:value-type="float">
            <text:p>0.946</text:p>
          </table:table-cell>
          <table:table-cell table:style-name="ce16" table:formula="of:=SQRT([.M194])" office:value-type="float" office:value="0.97260862615998" calcext:value-type="float">
            <text:p>0.97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[.O194]-[.P194]" office:value-type="float" office:value="6" calcext:value-type="float">
            <text:p>6</text:p>
          </table:table-cell>
          <table:table-cell table:style-name="ce18" table:formula="of:=[.O194]+[.P194]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195]" office:value-type="float" office:value="6" calcext:value-type="float">
            <text:p>6.000</text:p>
          </table:table-cell>
          <table:table-cell table:style-name="ce11" table:formula="of:=[.F195]" office:value-type="float" office:value="3" calcext:value-type="float">
            <text:p>3.000</text:p>
          </table:table-cell>
          <table:table-cell table:style-name="ce13" table:formula="of:=([.D195]/[.$B$10])/[.$D$2]" office:value-type="float" office:value="0.252525252525252" calcext:value-type="float">
            <text:p>0.253</text:p>
          </table:table-cell>
          <table:table-cell table:style-name="ce14" table:formula="of:=SQRT([.I195])" office:value-type="float" office:value="0.502518907629606" calcext:value-type="float">
            <text:p>0.503</text:p>
          </table:table-cell>
          <table:table-cell table:style-name="ce14" table:formula="of:=[.J195]^(1/3)" office:value-type="float" office:value="0.795031132902389" calcext:value-type="float">
            <text:p>0.795</text:p>
          </table:table-cell>
          <table:table-cell table:style-name="ce13" table:formula="of:=([.D195]/[.$B$15])/[.$D$2]" office:value-type="float" office:value="1.00671140939597" calcext:value-type="float">
            <text:p>1.007</text:p>
          </table:table-cell>
          <table:table-cell table:style-name="ce16" table:formula="of:=SQRT([.L195])" office:value-type="float" office:value="1.00335009313598" calcext:value-type="float">
            <text:p>1.003</text:p>
          </table:table-cell>
          <table:table-cell table:style-name="ce16" table:formula="of:=SQRT([.M195])" office:value-type="float" office:value="1.00167364602248" calcext:value-type="float">
            <text:p>1.002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9" calcext:value-type="float">
            <text:p>29</text:p>
          </table:table-cell>
          <table:table-cell table:style-name="ce18" table:formula="of:=[.O195]-[.P195]" office:value-type="float" office:value="6" calcext:value-type="float">
            <text:p>6</text:p>
          </table:table-cell>
          <table:table-cell table:style-name="ce18" table:formula="of:=[.O195]+[.P195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6]" office:value-type="float" office:value="3" calcext:value-type="float">
            <text:p>3.000</text:p>
          </table:table-cell>
          <table:table-cell table:style-name="ce11" table:formula="of:=[.F196]" office:value-type="float" office:value="8" calcext:value-type="float">
            <text:p>8.000</text:p>
          </table:table-cell>
          <table:table-cell table:style-name="ce13" table:formula="of:=([.D196]/[.$B$10])/[.$D$2]" office:value-type="float" office:value="0.336700336700337" calcext:value-type="float">
            <text:p>0.337</text:p>
          </table:table-cell>
          <table:table-cell table:style-name="ce14" table:formula="of:=SQRT([.I196])" office:value-type="float" office:value="0.580258853185659" calcext:value-type="float">
            <text:p>0.580</text:p>
          </table:table-cell>
          <table:table-cell table:style-name="ce14" table:formula="of:=[.J196]^(1/3)" office:value-type="float" office:value="0.834079137417074" calcext:value-type="float">
            <text:p>0.834</text:p>
          </table:table-cell>
          <table:table-cell table:style-name="ce13" table:formula="of:=([.D196]/[.$B$15])/[.$D$2]" office:value-type="float" office:value="1.34228187919463" calcext:value-type="float">
            <text:p>1.342</text:p>
          </table:table-cell>
          <table:table-cell table:style-name="ce16" table:formula="of:=SQRT([.L196])" office:value-type="float" office:value="1.15856889272698" calcext:value-type="float">
            <text:p>1.159</text:p>
          </table:table-cell>
          <table:table-cell table:style-name="ce16" table:formula="of:=SQRT([.M196])" office:value-type="float" office:value="1.07636838151582" calcext:value-type="float">
            <text:p>1.076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8" table:formula="of:=[.O196]-[.P196]" office:value-type="float" office:value="0" calcext:value-type="float">
            <text:p>0</text:p>
          </table:table-cell>
          <table:table-cell table:style-name="ce18" table:formula="of:=[.O196]+[.P196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197]*[.F19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7]" office:value-type="float" office:value="3" calcext:value-type="float">
            <text:p>3.000</text:p>
          </table:table-cell>
          <table:table-cell table:style-name="ce11" table:formula="of:=[.F197]" office:value-type="float" office:value="8" calcext:value-type="float">
            <text:p>8.000</text:p>
          </table:table-cell>
          <table:table-cell table:style-name="ce13" table:formula="of:=([.D197]/[.$B$10])/[.$D$2]" office:value-type="float" office:value="0.336700336700337" calcext:value-type="float">
            <text:p>0.337</text:p>
          </table:table-cell>
          <table:table-cell table:style-name="ce14" table:formula="of:=SQRT([.I197])" office:value-type="float" office:value="0.580258853185659" calcext:value-type="float">
            <text:p>0.580</text:p>
          </table:table-cell>
          <table:table-cell table:style-name="ce14" table:formula="of:=[.J197]^(1/3)" office:value-type="float" office:value="0.834079137417074" calcext:value-type="float">
            <text:p>0.834</text:p>
          </table:table-cell>
          <table:table-cell table:style-name="ce13" table:formula="of:=([.D197]/[.$B$15])/[.$D$2]" office:value-type="float" office:value="1.34228187919463" calcext:value-type="float">
            <text:p>1.342</text:p>
          </table:table-cell>
          <table:table-cell table:style-name="ce16" table:formula="of:=SQRT([.L197])" office:value-type="float" office:value="1.15856889272698" calcext:value-type="float">
            <text:p>1.159</text:p>
          </table:table-cell>
          <table:table-cell table:style-name="ce16" table:formula="of:=SQRT([.M197])" office:value-type="float" office:value="1.07636838151582" calcext:value-type="float">
            <text:p>1.076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8" table:formula="of:=[.O197]-[.P197]" office:value-type="float" office:value="0" calcext:value-type="float">
            <text:p>0</text:p>
          </table:table-cell>
          <table:table-cell table:style-name="ce18" table:formula="of:=[.O197]+[.P197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198]*[.F19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198]" office:value-type="float" office:value="8" calcext:value-type="float">
            <text:p>8.000</text:p>
          </table:table-cell>
          <table:table-cell table:style-name="ce11" table:formula="of:=[.F198]" office:value-type="float" office:value="20" calcext:value-type="float">
            <text:p>20.000</text:p>
          </table:table-cell>
          <table:table-cell table:style-name="ce13" table:formula="of:=([.D198]/[.$B$10])/[.$D$2]" office:value-type="float" office:value="2.24466891133558" calcext:value-type="float">
            <text:p>2.245</text:p>
          </table:table-cell>
          <table:table-cell table:style-name="ce14" table:formula="of:=SQRT([.I198])" office:value-type="float" office:value="1.49822191658498" calcext:value-type="float">
            <text:p>1.498</text:p>
          </table:table-cell>
          <table:table-cell table:style-name="ce14" table:formula="of:=[.J198]^(1/3)" office:value-type="float" office:value="1.14426175317877" calcext:value-type="float">
            <text:p>1.144</text:p>
          </table:table-cell>
          <table:table-cell table:style-name="ce13" table:formula="of:=([.D198]/[.$B$15])/[.$D$2]" office:value-type="float" office:value="8.94854586129754" calcext:value-type="float">
            <text:p>8.949</text:p>
          </table:table-cell>
          <table:table-cell table:style-name="ce16" table:formula="of:=SQRT([.L198])" office:value-type="float" office:value="2.99141201797705" calcext:value-type="float">
            <text:p>2.991</text:p>
          </table:table-cell>
          <table:table-cell table:style-name="ce16" table:formula="of:=SQRT([.M198])" office:value-type="float" office:value="1.72956989392654" calcext:value-type="float">
            <text:p>1.73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1" calcext:value-type="float">
            <text:p>31</text:p>
          </table:table-cell>
          <table:table-cell table:style-name="ce18" table:formula="of:=[.O198]-[.P198]" office:value-type="float" office:value="5" calcext:value-type="float">
            <text:p>5</text:p>
          </table:table-cell>
          <table:table-cell table:style-name="ce18" table:formula="of:=[.O198]+[.P198]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199]*[.F19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2" calcext:value-type="float">
            <text:p>2.000</text:p>
          </table:table-cell>
          <table:table-cell table:style-name="ce13" table:formula="of:=([.D199]/[.$B$10])/[.$D$2]" office:value-type="float" office:value="0.224466891133558" calcext:value-type="float">
            <text:p>0.224</text:p>
          </table:table-cell>
          <table:table-cell table:style-name="ce14" table:formula="of:=SQRT([.I199])" office:value-type="float" office:value="0.473779369679134" calcext:value-type="float">
            <text:p>0.474</text:p>
          </table:table-cell>
          <table:table-cell table:style-name="ce14" table:formula="of:=[.J199]^(1/3)" office:value-type="float" office:value="0.779576457367053" calcext:value-type="float">
            <text:p>0.780</text:p>
          </table:table-cell>
          <table:table-cell table:style-name="ce13" table:formula="of:=([.D199]/[.$B$15])/[.$D$2]" office:value-type="float" office:value="0.894854586129754" calcext:value-type="float">
            <text:p>0.895</text:p>
          </table:table-cell>
          <table:table-cell table:style-name="ce16" table:formula="of:=SQRT([.L199])" office:value-type="float" office:value="0.945967539680804" calcext:value-type="float">
            <text:p>0.946</text:p>
          </table:table-cell>
          <table:table-cell table:style-name="ce16" table:formula="of:=SQRT([.M199])" office:value-type="float" office:value="0.97260862615998" calcext:value-type="float">
            <text:p>0.973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O199]-[.P199]" office:value-type="float" office:value="5" calcext:value-type="float">
            <text:p>5</text:p>
          </table:table-cell>
          <table:table-cell table:style-name="ce18" table:formula="of:=[.O199]+[.P199]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00]*[.F20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10" calcext:value-type="float">
            <text:p>10.000</text:p>
          </table:table-cell>
          <table:table-cell table:style-name="ce13" table:formula="of:=([.D200]/[.$B$10])/[.$D$2]" office:value-type="float" office:value="1.12233445566779" calcext:value-type="float">
            <text:p>1.122</text:p>
          </table:table-cell>
          <table:table-cell table:style-name="ce14" table:formula="of:=SQRT([.I200])" office:value-type="float" office:value="1.05940287693955" calcext:value-type="float">
            <text:p>1.059</text:p>
          </table:table-cell>
          <table:table-cell table:style-name="ce14" table:formula="of:=[.J200]^(1/3)" office:value-type="float" office:value="1.01942132912398" calcext:value-type="float">
            <text:p>1.019</text:p>
          </table:table-cell>
          <table:table-cell table:style-name="ce13" table:formula="of:=([.D200]/[.$B$15])/[.$D$2]" office:value-type="float" office:value="4.47427293064877" calcext:value-type="float">
            <text:p>4.474</text:p>
          </table:table-cell>
          <table:table-cell table:style-name="ce16" table:formula="of:=SQRT([.L200])" office:value-type="float" office:value="2.11524772323451" calcext:value-type="float">
            <text:p>2.115</text:p>
          </table:table-cell>
          <table:table-cell table:style-name="ce16" table:formula="of:=SQRT([.M200])" office:value-type="float" office:value="1.45438912373357" calcext:value-type="float">
            <text:p>1.454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28" calcext:value-type="float">
            <text:p>28</text:p>
          </table:table-cell>
          <table:table-cell table:style-name="ce18" table:formula="of:=[.O200]-[.P200]" office:value-type="float" office:value="40" calcext:value-type="float">
            <text:p>40</text:p>
          </table:table-cell>
          <table:table-cell table:style-name="ce18" table:formula="of:=[.O200]+[.P200]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01]*[.F20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01]" office:value-type="float" office:value="8" calcext:value-type="float">
            <text:p>8.000</text:p>
          </table:table-cell>
          <table:table-cell table:style-name="ce11" table:formula="of:=[.F201]" office:value-type="float" office:value="8" calcext:value-type="float">
            <text:p>8.000</text:p>
          </table:table-cell>
          <table:table-cell table:style-name="ce13" table:formula="of:=([.D201]/[.$B$10])/[.$D$2]" office:value-type="float" office:value="0.897867564534231" calcext:value-type="float">
            <text:p>0.898</text:p>
          </table:table-cell>
          <table:table-cell table:style-name="ce14" table:formula="of:=SQRT([.I201])" office:value-type="float" office:value="0.947558739358268" calcext:value-type="float">
            <text:p>0.948</text:p>
          </table:table-cell>
          <table:table-cell table:style-name="ce14" table:formula="of:=[.J201]^(1/3)" office:value-type="float" office:value="0.982204788639224" calcext:value-type="float">
            <text:p>0.982</text:p>
          </table:table-cell>
          <table:table-cell table:style-name="ce13" table:formula="of:=([.D201]/[.$B$15])/[.$D$2]" office:value-type="float" office:value="3.57941834451902" calcext:value-type="float">
            <text:p>3.579</text:p>
          </table:table-cell>
          <table:table-cell table:style-name="ce16" table:formula="of:=SQRT([.L201])" office:value-type="float" office:value="1.89193507936161" calcext:value-type="float">
            <text:p>1.892</text:p>
          </table:table-cell>
          <table:table-cell table:style-name="ce16" table:formula="of:=SQRT([.M201])" office:value-type="float" office:value="1.37547630999651" calcext:value-type="float">
            <text:p>1.375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[.O201]-[.P201]" office:value-type="float" office:value="21" calcext:value-type="float">
            <text:p>21</text:p>
          </table:table-cell>
          <table:table-cell table:style-name="ce18" table:formula="of:=[.O201]+[.P201]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02]*[.F20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02]" office:value-type="float" office:value="6" calcext:value-type="float">
            <text:p>6.000</text:p>
          </table:table-cell>
          <table:table-cell table:style-name="ce11" table:formula="of:=[.F202]" office:value-type="float" office:value="3" calcext:value-type="float">
            <text:p>3.000</text:p>
          </table:table-cell>
          <table:table-cell table:style-name="ce13" table:formula="of:=([.D202]/[.$B$10])/[.$D$2]" office:value-type="float" office:value="0.252525252525252" calcext:value-type="float">
            <text:p>0.253</text:p>
          </table:table-cell>
          <table:table-cell table:style-name="ce14" table:formula="of:=SQRT([.I202])" office:value-type="float" office:value="0.502518907629606" calcext:value-type="float">
            <text:p>0.503</text:p>
          </table:table-cell>
          <table:table-cell table:style-name="ce14" table:formula="of:=[.J202]^(1/3)" office:value-type="float" office:value="0.795031132902389" calcext:value-type="float">
            <text:p>0.795</text:p>
          </table:table-cell>
          <table:table-cell table:style-name="ce13" table:formula="of:=([.D202]/[.$B$15])/[.$D$2]" office:value-type="float" office:value="1.00671140939597" calcext:value-type="float">
            <text:p>1.007</text:p>
          </table:table-cell>
          <table:table-cell table:style-name="ce16" table:formula="of:=SQRT([.L202])" office:value-type="float" office:value="1.00335009313598" calcext:value-type="float">
            <text:p>1.003</text:p>
          </table:table-cell>
          <table:table-cell table:style-name="ce16" table:formula="of:=SQRT([.M202])" office:value-type="float" office:value="1.00167364602248" calcext:value-type="float">
            <text:p>1.002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9" calcext:value-type="float">
            <text:p>29</text:p>
          </table:table-cell>
          <table:table-cell table:style-name="ce18" table:formula="of:=[.O202]-[.P202]" office:value-type="float" office:value="6" calcext:value-type="float">
            <text:p>6</text:p>
          </table:table-cell>
          <table:table-cell table:style-name="ce18" table:formula="of:=[.O202]+[.P202]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03]*[.F20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03]" office:value-type="float" office:value="3" calcext:value-type="float">
            <text:p>3.000</text:p>
          </table:table-cell>
          <table:table-cell table:style-name="ce11" table:formula="of:=[.F203]" office:value-type="float" office:value="8" calcext:value-type="float">
            <text:p>8.000</text:p>
          </table:table-cell>
          <table:table-cell table:style-name="ce13" table:formula="of:=([.D203]/[.$B$10])/[.$D$2]" office:value-type="float" office:value="0.336700336700337" calcext:value-type="float">
            <text:p>0.337</text:p>
          </table:table-cell>
          <table:table-cell table:style-name="ce14" table:formula="of:=SQRT([.I203])" office:value-type="float" office:value="0.580258853185659" calcext:value-type="float">
            <text:p>0.580</text:p>
          </table:table-cell>
          <table:table-cell table:style-name="ce14" table:formula="of:=[.J203]^(1/3)" office:value-type="float" office:value="0.834079137417074" calcext:value-type="float">
            <text:p>0.834</text:p>
          </table:table-cell>
          <table:table-cell table:style-name="ce13" table:formula="of:=([.D203]/[.$B$15])/[.$D$2]" office:value-type="float" office:value="1.34228187919463" calcext:value-type="float">
            <text:p>1.342</text:p>
          </table:table-cell>
          <table:table-cell table:style-name="ce16" table:formula="of:=SQRT([.L203])" office:value-type="float" office:value="1.15856889272698" calcext:value-type="float">
            <text:p>1.159</text:p>
          </table:table-cell>
          <table:table-cell table:style-name="ce16" table:formula="of:=SQRT([.M203])" office:value-type="float" office:value="1.07636838151582" calcext:value-type="float">
            <text:p>1.076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8" table:formula="of:=[.O203]-[.P203]" office:value-type="float" office:value="0" calcext:value-type="float">
            <text:p>0</text:p>
          </table:table-cell>
          <table:table-cell table:style-name="ce18" table:formula="of:=[.O203]+[.P203]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05]" office:value-type="float" office:value="32" calcext:value-type="float">
            <text:p>32.000</text:p>
          </table:table-cell>
          <table:table-cell table:style-name="ce11" table:formula="of:=[.F205]" office:value-type="float" office:value="2" calcext:value-type="float">
            <text:p>2.000</text:p>
          </table:table-cell>
          <table:table-cell table:style-name="ce13" table:formula="of:=([.D205]/[.$B$10])/[.$D$2]" office:value-type="float" office:value="0.897867564534231" calcext:value-type="float">
            <text:p>0.898</text:p>
          </table:table-cell>
          <table:table-cell table:style-name="ce14" table:formula="of:=SQRT([.I205])" office:value-type="float" office:value="0.947558739358268" calcext:value-type="float">
            <text:p>0.948</text:p>
          </table:table-cell>
          <table:table-cell table:style-name="ce14" table:formula="of:=[.J205]^(1/3)" office:value-type="float" office:value="0.982204788639224" calcext:value-type="float">
            <text:p>0.982</text:p>
          </table:table-cell>
          <table:table-cell table:style-name="ce13" table:formula="of:=([.D205]/[.$B$15])/[.$D$2]" office:value-type="float" office:value="3.57941834451902" calcext:value-type="float">
            <text:p>3.579</text:p>
          </table:table-cell>
          <table:table-cell table:style-name="ce16" table:formula="of:=SQRT([.L205])" office:value-type="float" office:value="1.89193507936161" calcext:value-type="float">
            <text:p>1.892</text:p>
          </table:table-cell>
          <table:table-cell table:style-name="ce16" table:formula="of:=SQRT([.M205])" office:value-type="float" office:value="1.37547630999651" calcext:value-type="float">
            <text:p>1.375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26" calcext:value-type="float">
            <text:p>26</text:p>
          </table:table-cell>
          <table:table-cell table:style-name="ce18" table:formula="of:=[.O205]-[.P205]" office:value-type="float" office:value="12" calcext:value-type="float">
            <text:p>12</text:p>
          </table:table-cell>
          <table:table-cell table:style-name="ce18" table:formula="of:=[.O205]+[.P205]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6:32:52.20687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4T16:41:05.462774687</dc:date>
    <meta:editing-duration>PT15H13M21S</meta:editing-duration>
    <meta:editing-cycles>7</meta:editing-cycles>
    <meta:generator>LibreOffice/4.2.8.2$Linux_X86_64 LibreOffice_project/420m0$Build-2</meta:generator>
    <meta:document-statistic meta:table-count="1" meta:cell-count="2844" meta:object-count="0"/>
  </office:meta>
</office:document-meta>
</file>